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7.23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13.12mm"/>
    </style:style>
    <style:style style:name="co6" style:family="table-column">
      <style:table-column-properties fo:break-before="auto" style:column-width="4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entence_and_template_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of &lt;A&gt; ?</text:p>
          </table:table-cell>
          <table:table-cell office:value-type="string" calcext:value-type="string">
            <text:p>select ?x where { &lt;A&gt; dbo:binomial ?x } </text:p>
          </table:table-cell>
          <table:table-cell office:value-type="string" calcext:value-type="string">
            <text:p>select distinct(?a) where { ?a dbo:binomial [] } </text:p>
          </table:table-cell>
          <table:table-cell office:value-type="float" office:value="0.00000403882930116856" calcext:value-type="float">
            <text:p>4.0388293011685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of &lt;A&gt; ?</text:p>
          </table:table-cell>
          <table:table-cell office:value-type="string" calcext:value-type="string">
            <text:p>select count(*) as ?x where { &lt;A&gt; dbo:binomial ?x } </text:p>
          </table:table-cell>
          <table:table-cell office:value-type="string" calcext:value-type="string">
            <text:p>select distinct(?a) where { ?a dbo:binomial [] } </text:p>
          </table:table-cell>
          <table:table-cell office:value-type="float" office:value="0.00000403882930116856" calcext:value-type="float">
            <text:p>4.0388293011685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&lt;A&gt; ?</text:p>
          </table:table-cell>
          <table:table-cell office:value-type="string" calcext:value-type="string">
            <text:p>select ?x where { &lt;A&gt; dbo:binomialAuthority ?x } </text:p>
          </table:table-cell>
          <table:table-cell office:value-type="string" calcext:value-type="string">
            <text:p>select distinct(?a) where { ?a dbo:binomialAuthority [] } </text:p>
          </table:table-cell>
          <table:table-cell office:value-type="float" office:value="0.00000622057670917842" calcext:value-type="float">
            <text:p>6.22057670917842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&lt;A&gt; ?</text:p>
          </table:table-cell>
          <table:table-cell office:value-type="string" calcext:value-type="string">
            <text:p>select count(*) as ?x where { &lt;A&gt; dbo:binomialAuthority ?x } </text:p>
          </table:table-cell>
          <table:table-cell office:value-type="string" calcext:value-type="string">
            <text:p>select distinct(?a) where { ?a dbo:binomialAuthority [] } </text:p>
          </table:table-cell>
          <table:table-cell office:value-type="float" office:value="0.00000622057670917842" calcext:value-type="float">
            <text:p>6.22057670917842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&lt;A&gt; ?</text:p>
          </table:table-cell>
          <table:table-cell office:value-type="string" calcext:value-type="string">
            <text:p>select ?x where { &lt;A&gt; dbo:conservationStatus ?x } </text:p>
          </table:table-cell>
          <table:table-cell office:value-type="string" calcext:value-type="string">
            <text:p>select distinct(?a) where { ?a dbo:conservationStatus [] } </text:p>
          </table:table-cell>
          <table:table-cell office:value-type="float" office:value="0.00000177033050446634" calcext:value-type="float">
            <text:p>1.77033050446634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&lt;A&gt; ?</text:p>
          </table:table-cell>
          <table:table-cell office:value-type="string" calcext:value-type="string">
            <text:p>select count(*) as ?x where { &lt;A&gt; dbo:conservationStatus ?x } </text:p>
          </table:table-cell>
          <table:table-cell office:value-type="string" calcext:value-type="string">
            <text:p>select distinct(?a) where { ?a dbo:conservationStatus [] } </text:p>
          </table:table-cell>
          <table:table-cell office:value-type="float" office:value="0.00000177033050446634" calcext:value-type="float">
            <text:p>1.77033050446634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&lt;A&gt; ?</text:p>
          </table:table-cell>
          <table:table-cell office:value-type="string" calcext:value-type="string">
            <text:p>select ?x where { &lt;A&gt; dbo:conservationStatusSystem ?x } </text:p>
          </table:table-cell>
          <table:table-cell office:value-type="string" calcext:value-type="string">
            <text:p>select distinct(?a) where { ?a dbo:conservationStatusSystem [] } </text:p>
          </table:table-cell>
          <table:table-cell office:value-type="float" office:value="0.000000844601468684901" calcext:value-type="float">
            <text:p>8.4460146868490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&lt;A&gt; ?</text:p>
          </table:table-cell>
          <table:table-cell office:value-type="string" calcext:value-type="string">
            <text:p>select count(*) as ?x where { &lt;A&gt; dbo:conservationStatusSystem ?x } </text:p>
          </table:table-cell>
          <table:table-cell office:value-type="string" calcext:value-type="string">
            <text:p>select distinct(?a) where { ?a dbo:conservationStatusSystem [] } </text:p>
          </table:table-cell>
          <table:table-cell office:value-type="float" office:value="0.000000844601468684901" calcext:value-type="float">
            <text:p>8.4460146868490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&lt;A&gt; ?</text:p>
          </table:table-cell>
          <table:table-cell office:value-type="string" calcext:value-type="string">
            <text:p>select ?x where { &lt;A&gt; dbo:domain ?x } </text:p>
          </table:table-cell>
          <table:table-cell office:value-type="string" calcext:value-type="string">
            <text:p>select distinct(?a) where { ?a dbo:domain [] } </text:p>
          </table:table-cell>
          <table:table-cell office:value-type="float" office:value="0.00000649174594776997" calcext:value-type="float">
            <text:p>6.49174594776997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&lt;A&gt; ?</text:p>
          </table:table-cell>
          <table:table-cell office:value-type="string" calcext:value-type="string">
            <text:p>select count(*) as ?x where { &lt;A&gt; dbo:domain ?x } </text:p>
          </table:table-cell>
          <table:table-cell office:value-type="string" calcext:value-type="string">
            <text:p>select distinct(?a) where { ?a dbo:domain [] } </text:p>
          </table:table-cell>
          <table:table-cell office:value-type="float" office:value="0.00000649174594776997" calcext:value-type="float">
            <text:p>6.49174594776997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extinction year of &lt;A&gt; ?</text:p>
          </table:table-cell>
          <table:table-cell office:value-type="string" calcext:value-type="string">
            <text:p>select ?x where { &lt;A&gt; dbo:extinctionYear ?x } </text:p>
          </table:table-cell>
          <table:table-cell office:value-type="string" calcext:value-type="string">
            <text:p>select distinct(?a) where { ?a dbo:extinctionYear [] } </text:p>
          </table:table-cell>
          <table:table-cell office:value-type="float" office:value="0.00000933756563422401" calcext:value-type="float">
            <text:p>9.33756563422401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&lt;A&gt; ?</text:p>
          </table:table-cell>
          <table:table-cell office:value-type="string" calcext:value-type="string">
            <text:p>select ?x where { &lt;A&gt; dbo:family ?x } </text:p>
          </table:table-cell>
          <table:table-cell office:value-type="string" calcext:value-type="string">
            <text:p>select distinct(?a) where { ?a dbo:family [] } </text:p>
          </table:table-cell>
          <table:table-cell office:value-type="float" office:value="0.00000124973422699391" calcext:value-type="float">
            <text:p>1.24973422699391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bbreviation of family of &lt;A&gt; ?</text:p>
          </table:table-cell>
          <table:table-cell office:value-type="string" calcext:value-type="string">
            <text:p>select ?x where { &lt;A&gt; dbo:family ?x1 . ?x1 dbo:abbreviation ?x } </text:p>
          </table:table-cell>
          <table:table-cell office:value-type="string" calcext:value-type="string">
            <text:p>select distinct(?a) where { ?a dbo:family [] . ?a dbo:family ?x1 . ?x1 dbo:abbreviation ?x } </text:p>
          </table:table-cell>
          <table:table-cell office:value-type="float" office:value="0.000000166587810696429" calcext:value-type="float">
            <text:p>1.6658781069642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abbreviation of family of &lt;A&gt; ?</text:p>
          </table:table-cell>
          <table:table-cell office:value-type="string" calcext:value-type="string">
            <text:p>select count(*) as ?x where { &lt;A&gt; dbo:family ?x1 . ?x1 dbo:abbreviation ?x } </text:p>
          </table:table-cell>
          <table:table-cell office:value-type="string" calcext:value-type="string">
            <text:p>select distinct(?a) where { ?a dbo:family [] . ?a dbo:family ?x1 . ?x1 dbo:abbreviation ?x } </text:p>
          </table:table-cell>
          <table:table-cell office:value-type="float" office:value="0.000000166587810696429" calcext:value-type="float">
            <text:p>1.6658781069642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as abstract of family of &lt;A&gt; ?</text:p>
          </table:table-cell>
          <table:table-cell office:value-type="string" calcext:value-type="string">
            <text:p>select ?x where { &lt;A&gt; dbo:family ?x1 . ?x1 dbo:abstract ?x } </text:p>
          </table:table-cell>
          <table:table-cell office:value-type="string" calcext:value-type="string">
            <text:p>select distinct(?a) where { ?a dbo:family [] . ?a dbo:family ?x1 . ?x1 dbo:abstract ?x } </text:p>
          </table:table-cell>
          <table:table-cell office:value-type="float" office:value="0.00000129826576208126" calcext:value-type="float">
            <text:p>1.2982657620812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ward of family of &lt;A&gt; ?</text:p>
          </table:table-cell>
          <table:table-cell office:value-type="string" calcext:value-type="string">
            <text:p>select ?x where { &lt;A&gt; dbo:family ?x1 . ?x1 dbo:award ?x } </text:p>
          </table:table-cell>
          <table:table-cell office:value-type="string" calcext:value-type="string">
            <text:p>select distinct(?a) where { ?a dbo:family [] . ?a dbo:family ?x1 . ?x1 dbo:award ?x } </text:p>
          </table:table-cell>
          <table:table-cell office:value-type="float" office:value="0.00017161549725" calcext:value-type="float">
            <text:p>0.0001716154972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of family of &lt;A&gt; ?</text:p>
          </table:table-cell>
          <table:table-cell office:value-type="string" calcext:value-type="string">
            <text:p>select ?x where { &lt;A&gt; dbo:family ?x1 . ?x1 dbo:binomial ?x } </text:p>
          </table:table-cell>
          <table:table-cell office:value-type="string" calcext:value-type="string">
            <text:p>select distinct(?a) where { ?a dbo:family [] . ?a dbo:family ?x1 . ?x1 dbo:binomial ?x } </text:p>
          </table:table-cell>
          <table:table-cell office:value-type="float" office:value="0.000000652351571875" calcext:value-type="float">
            <text:p>6.5235157187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of family of &lt;A&gt; ?</text:p>
          </table:table-cell>
          <table:table-cell office:value-type="string" calcext:value-type="string">
            <text:p>select count(*) as ?x where { &lt;A&gt; dbo:family ?x1 . ?x1 dbo:binomial ?x } </text:p>
          </table:table-cell>
          <table:table-cell office:value-type="string" calcext:value-type="string">
            <text:p>select distinct(?a) where { ?a dbo:family [] . ?a dbo:family ?x1 . ?x1 dbo:binomial ?x } </text:p>
          </table:table-cell>
          <table:table-cell office:value-type="float" office:value="0.000000652351571875" calcext:value-type="float">
            <text:p>6.5235157187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family of &lt;A&gt; ?</text:p>
          </table:table-cell>
          <table:table-cell office:value-type="string" calcext:value-type="string">
            <text:p>select ?x where { &lt;A&gt; dbo:family ?x1 . ?x1 dbo:binomialAuthority ?x } </text:p>
          </table:table-cell>
          <table:table-cell office:value-type="string" calcext:value-type="string">
            <text:p>select distinct(?a) where { ?a dbo:family [] . ?a dbo:family ?x1 . ?x1 dbo:binomialAuthority ?x } </text:p>
          </table:table-cell>
          <table:table-cell office:value-type="float" office:value="0.0000137474763626649" calcext:value-type="float">
            <text:p>1.3747476362664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family of &lt;A&gt; ?</text:p>
          </table:table-cell>
          <table:table-cell office:value-type="string" calcext:value-type="string">
            <text:p>select count(*) as ?x where { &lt;A&gt; dbo:family ?x1 . ?x1 dbo:binomialAuthority ?x } </text:p>
          </table:table-cell>
          <table:table-cell office:value-type="string" calcext:value-type="string">
            <text:p>select distinct(?a) where { ?a dbo:family [] . ?a dbo:family ?x1 . ?x1 dbo:binomialAuthority ?x } </text:p>
          </table:table-cell>
          <table:table-cell office:value-type="float" office:value="0.0000137474763626649" calcext:value-type="float">
            <text:p>1.3747476362664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lass of family of &lt;A&gt; ?</text:p>
          </table:table-cell>
          <table:table-cell office:value-type="string" calcext:value-type="string">
            <text:p>select ?x where { &lt;A&gt; dbo:family ?x1 . ?x1 dbo:class ?x } </text:p>
          </table:table-cell>
          <table:table-cell office:value-type="string" calcext:value-type="string">
            <text:p>select distinct(?a) where { ?a dbo:family [] . ?a dbo:family ?x1 . ?x1 dbo:class ?x } </text:p>
          </table:table-cell>
          <table:table-cell office:value-type="float" office:value="0.000000757943265753416" calcext:value-type="float">
            <text:p>7.57943265753416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lass of family of &lt;A&gt; ?</text:p>
          </table:table-cell>
          <table:table-cell office:value-type="string" calcext:value-type="string">
            <text:p>select count(*) as ?x where { &lt;A&gt; dbo:family ?x1 . ?x1 dbo:class ?x } </text:p>
          </table:table-cell>
          <table:table-cell office:value-type="string" calcext:value-type="string">
            <text:p>select distinct(?a) where { ?a dbo:family [] . ?a dbo:family ?x1 . ?x1 dbo:class ?x } </text:p>
          </table:table-cell>
          <table:table-cell office:value-type="float" office:value="0.000000757943265753416" calcext:value-type="float">
            <text:p>7.57943265753416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lour name of family of &lt;A&gt; ?</text:p>
          </table:table-cell>
          <table:table-cell office:value-type="string" calcext:value-type="string">
            <text:p>select ?x where { &lt;A&gt; dbo:family ?x1 . ?x1 dbo:colourName ?x } </text:p>
          </table:table-cell>
          <table:table-cell office:value-type="string" calcext:value-type="string">
            <text:p>select distinct(?a) where { ?a dbo:family [] . ?a dbo:family ?x1 . ?x1 dbo:colourName ?x } </text:p>
          </table:table-cell>
          <table:table-cell office:value-type="float" office:value="0.0000031394496427798" calcext:value-type="float">
            <text:p>3.1394496427798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family of &lt;A&gt; ?</text:p>
          </table:table-cell>
          <table:table-cell office:value-type="string" calcext:value-type="string">
            <text:p>select ?x where { &lt;A&gt; dbo:family ?x1 . ?x1 dbo:conservationStatus ?x } </text:p>
          </table:table-cell>
          <table:table-cell office:value-type="string" calcext:value-type="string">
            <text:p>select distinct(?a) where { ?a dbo:family [] . ?a dbo:family ?x1 . ?x1 dbo:conservationStatus ?x } </text:p>
          </table:table-cell>
          <table:table-cell office:value-type="float" office:value="0.00000630990687066436" calcext:value-type="float">
            <text:p>6.3099068706643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family of &lt;A&gt; ?</text:p>
          </table:table-cell>
          <table:table-cell office:value-type="string" calcext:value-type="string">
            <text:p>select count(*) as ?x where { &lt;A&gt; dbo:family ?x1 . ?x1 dbo:conservationStatus ?x } </text:p>
          </table:table-cell>
          <table:table-cell office:value-type="string" calcext:value-type="string">
            <text:p>select distinct(?a) where { ?a dbo:family [] . ?a dbo:family ?x1 . ?x1 dbo:conservationStatus ?x } </text:p>
          </table:table-cell>
          <table:table-cell office:value-type="float" office:value="0.00000630990687066436" calcext:value-type="float">
            <text:p>6.3099068706643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family of &lt;A&gt; ?</text:p>
          </table:table-cell>
          <table:table-cell office:value-type="string" calcext:value-type="string">
            <text:p>select ?x where { &lt;A&gt; dbo:family ?x1 . ?x1 dbo:conservationStatusSystem ?x } </text:p>
          </table:table-cell>
          <table:table-cell office:value-type="string" calcext:value-type="string">
            <text:p>select distinct(?a) where { ?a dbo:family [] . ?a dbo:family ?x1 . ?x1 dbo:conservationStatusSystem ?x } </text:p>
          </table:table-cell>
          <table:table-cell office:value-type="float" office:value="0.000008815457272618" calcext:value-type="float">
            <text:p>8.815457272618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family of &lt;A&gt; ?</text:p>
          </table:table-cell>
          <table:table-cell office:value-type="string" calcext:value-type="string">
            <text:p>select count(*) as ?x where { &lt;A&gt; dbo:family ?x1 . ?x1 dbo:conservationStatusSystem ?x } </text:p>
          </table:table-cell>
          <table:table-cell office:value-type="string" calcext:value-type="string">
            <text:p>select distinct(?a) where { ?a dbo:family [] . ?a dbo:family ?x1 . ?x1 dbo:conservationStatusSystem ?x } </text:p>
          </table:table-cell>
          <table:table-cell office:value-type="float" office:value="0.000008815457272618" calcext:value-type="float">
            <text:p>8.815457272618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untry of family of &lt;A&gt; ?</text:p>
          </table:table-cell>
          <table:table-cell office:value-type="string" calcext:value-type="string">
            <text:p>select ?x where { &lt;A&gt; dbo:family ?x1 . ?x1 dbo:country ?x } </text:p>
          </table:table-cell>
          <table:table-cell office:value-type="string" calcext:value-type="string">
            <text:p>select distinct(?a) where { ?a dbo:family [] . ?a dbo:family ?x1 . ?x1 dbo:country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vision of family of &lt;A&gt; ?</text:p>
          </table:table-cell>
          <table:table-cell office:value-type="string" calcext:value-type="string">
            <text:p>select ?x where { &lt;A&gt; dbo:family ?x1 . ?x1 dbo:division ?x } </text:p>
          </table:table-cell>
          <table:table-cell office:value-type="string" calcext:value-type="string">
            <text:p>select distinct(?a) where { ?a dbo:family [] . ?a dbo:family ?x1 . ?x1 dbo:division ?x } </text:p>
          </table:table-cell>
          <table:table-cell office:value-type="float" office:value="0.00000260057115465975" calcext:value-type="float">
            <text:p>2.600571154659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ivision of family of &lt;A&gt; ?</text:p>
          </table:table-cell>
          <table:table-cell office:value-type="string" calcext:value-type="string">
            <text:p>select count(*) as ?x where { &lt;A&gt; dbo:family ?x1 . ?x1 dbo:division ?x } </text:p>
          </table:table-cell>
          <table:table-cell office:value-type="string" calcext:value-type="string">
            <text:p>select distinct(?a) where { ?a dbo:family [] . ?a dbo:family ?x1 . ?x1 dbo:division ?x } </text:p>
          </table:table-cell>
          <table:table-cell office:value-type="float" office:value="0.00000260057115465975" calcext:value-type="float">
            <text:p>2.600571154659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family of &lt;A&gt; ?</text:p>
          </table:table-cell>
          <table:table-cell office:value-type="string" calcext:value-type="string">
            <text:p>select ?x where { &lt;A&gt; dbo:family ?x1 . ?x1 dbo:domain ?x } </text:p>
          </table:table-cell>
          <table:table-cell office:value-type="string" calcext:value-type="string">
            <text:p>select distinct(?a) where { ?a dbo:family [] . ?a dbo:family ?x1 . ?x1 dbo:domain ?x } </text:p>
          </table:table-cell>
          <table:table-cell office:value-type="float" office:value="0.0000135437521911356" calcext:value-type="float">
            <text:p>1.3543752191135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family of &lt;A&gt; ?</text:p>
          </table:table-cell>
          <table:table-cell office:value-type="string" calcext:value-type="string">
            <text:p>select count(*) as ?x where { &lt;A&gt; dbo:family ?x1 . ?x1 dbo:domain ?x } </text:p>
          </table:table-cell>
          <table:table-cell office:value-type="string" calcext:value-type="string">
            <text:p>select distinct(?a) where { ?a dbo:family [] . ?a dbo:family ?x1 . ?x1 dbo:domain ?x } </text:p>
          </table:table-cell>
          <table:table-cell office:value-type="float" office:value="0.0000135437521911356" calcext:value-type="float">
            <text:p>1.3543752191135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family of &lt;A&gt; ?</text:p>
          </table:table-cell>
          <table:table-cell office:value-type="string" calcext:value-type="string">
            <text:p>select ?x where { &lt;A&gt; dbo:family ?x1 . ?x1 dbo:family ?x } </text:p>
          </table:table-cell>
          <table:table-cell office:value-type="string" calcext:value-type="string">
            <text:p>select distinct(?a) where { ?a dbo:family [] . ?a dbo:family ?x1 . ?x1 dbo:family ?x } </text:p>
          </table:table-cell>
          <table:table-cell office:value-type="float" office:value="0.000000230985704468416" calcext:value-type="float">
            <text:p>2.30985704468416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ounding year of family of &lt;A&gt; ?</text:p>
          </table:table-cell>
          <table:table-cell office:value-type="string" calcext:value-type="string">
            <text:p>select ?x where { &lt;A&gt; dbo:family ?x1 . ?x1 dbo:foundingYear ?x } </text:p>
          </table:table-cell>
          <table:table-cell office:value-type="string" calcext:value-type="string">
            <text:p>select distinct(?a) where { ?a dbo:family [] . ?a dbo:family ?x1 . ?x1 dbo:foundingYear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family of &lt;A&gt; ?</text:p>
          </table:table-cell>
          <table:table-cell office:value-type="string" calcext:value-type="string">
            <text:p>select ?x where { &lt;A&gt; dbo:family ?x1 . ?x1 dbo:genus ?x } </text:p>
          </table:table-cell>
          <table:table-cell office:value-type="string" calcext:value-type="string">
            <text:p>select distinct(?a) where { ?a dbo:family [] . ?a dbo:family ?x1 . ?x1 dbo:genus ?x } </text:p>
          </table:table-cell>
          <table:table-cell office:value-type="float" office:value="0.00000725975780300229" calcext:value-type="float">
            <text:p>7.25975780300229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family of &lt;A&gt; ?</text:p>
          </table:table-cell>
          <table:table-cell office:value-type="string" calcext:value-type="string">
            <text:p>select count(*) as ?x where { &lt;A&gt; dbo:family ?x1 . ?x1 dbo:genus ?x } </text:p>
          </table:table-cell>
          <table:table-cell office:value-type="string" calcext:value-type="string">
            <text:p>select distinct(?a) where { ?a dbo:family [] . ?a dbo:family ?x1 . ?x1 dbo:genus ?x } </text:p>
          </table:table-cell>
          <table:table-cell office:value-type="float" office:value="0.00000725975780300229" calcext:value-type="float">
            <text:p>7.25975780300229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of family of &lt;A&gt; ?</text:p>
          </table:table-cell>
          <table:table-cell office:value-type="string" calcext:value-type="string">
            <text:p>select ?x where { &lt;A&gt; dbo:family ?x1 . ?x1 dbo:influenced ?x } </text:p>
          </table:table-cell>
          <table:table-cell office:value-type="string" calcext:value-type="string">
            <text:p>select distinct(?a) where { ?a dbo:family [] . ?a dbo:family ?x1 . ?x1 dbo:influenced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of family of &lt;A&gt; ?</text:p>
          </table:table-cell>
          <table:table-cell office:value-type="string" calcext:value-type="string">
            <text:p>select count(*) as ?x where { &lt;A&gt; dbo:family ?x1 . ?x1 dbo:influenced ?x } </text:p>
          </table:table-cell>
          <table:table-cell office:value-type="string" calcext:value-type="string">
            <text:p>select distinct(?a) where { ?a dbo:family [] . ?a dbo:family ?x1 . ?x1 dbo:influenced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by of family of &lt;A&gt; ?</text:p>
          </table:table-cell>
          <table:table-cell office:value-type="string" calcext:value-type="string">
            <text:p>select ?x where { &lt;A&gt; dbo:family ?x1 . ?x1 dbo:influencedBy ?x } </text:p>
          </table:table-cell>
          <table:table-cell office:value-type="string" calcext:value-type="string">
            <text:p>select distinct(?a) where { ?a dbo:family [] . ?a dbo:family ?x1 . ?x1 dbo:influencedBy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by of family of &lt;A&gt; ?</text:p>
          </table:table-cell>
          <table:table-cell office:value-type="string" calcext:value-type="string">
            <text:p>select count(*) as ?x where { &lt;A&gt; dbo:family ?x1 . ?x1 dbo:influencedBy ?x } </text:p>
          </table:table-cell>
          <table:table-cell office:value-type="string" calcext:value-type="string">
            <text:p>select distinct(?a) where { ?a dbo:family [] . ?a dbo:family ?x1 . ?x1 dbo:influencedBy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s part of of family of &lt;A&gt; ?</text:p>
          </table:table-cell>
          <table:table-cell office:value-type="string" calcext:value-type="string">
            <text:p>select ?x where { &lt;A&gt; dbo:family ?x1 . ?x1 dbo:isPartOf ?x } </text:p>
          </table:table-cell>
          <table:table-cell office:value-type="string" calcext:value-type="string">
            <text:p>select distinct(?a) where { ?a dbo:family [] . ?a dbo:family ?x1 . ?x1 dbo:isPartOf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s part of of family of &lt;A&gt; ?</text:p>
          </table:table-cell>
          <table:table-cell office:value-type="string" calcext:value-type="string">
            <text:p>select count(*) as ?x where { &lt;A&gt; dbo:family ?x1 . ?x1 dbo:isPartOf ?x } </text:p>
          </table:table-cell>
          <table:table-cell office:value-type="string" calcext:value-type="string">
            <text:p>select distinct(?a) where { ?a dbo:family [] . ?a dbo:family ?x1 . ?x1 dbo:isPartOf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key person of family of &lt;A&gt; ?</text:p>
          </table:table-cell>
          <table:table-cell office:value-type="string" calcext:value-type="string">
            <text:p>select ?x where { &lt;A&gt; dbo:family ?x1 . ?x1 dbo:keyPerson ?x } </text:p>
          </table:table-cell>
          <table:table-cell office:value-type="string" calcext:value-type="string">
            <text:p>select distinct(?a) where { ?a dbo:family [] . ?a dbo:family ?x1 . ?x1 dbo:keyPerson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ey person of family of &lt;A&gt; ?</text:p>
          </table:table-cell>
          <table:table-cell office:value-type="string" calcext:value-type="string">
            <text:p>select count(*) as ?x where { &lt;A&gt; dbo:family ?x1 . ?x1 dbo:keyPerson ?x } </text:p>
          </table:table-cell>
          <table:table-cell office:value-type="string" calcext:value-type="string">
            <text:p>select distinct(?a) where { ?a dbo:family [] . ?a dbo:family ?x1 . ?x1 dbo:keyPerson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family of &lt;A&gt; ?</text:p>
          </table:table-cell>
          <table:table-cell office:value-type="string" calcext:value-type="string">
            <text:p>select ?x where { &lt;A&gt; dbo:family ?x1 . ?x1 dbo:kingdom ?x } </text:p>
          </table:table-cell>
          <table:table-cell office:value-type="string" calcext:value-type="string">
            <text:p>select distinct(?a) where { ?a dbo:family [] . ?a dbo:family ?x1 . ?x1 dbo:kingdom ?x } </text:p>
          </table:table-cell>
          <table:table-cell office:value-type="float" office:value="0.000000611698350116114" calcext:value-type="float">
            <text:p>6.11698350116114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family of &lt;A&gt; ?</text:p>
          </table:table-cell>
          <table:table-cell office:value-type="string" calcext:value-type="string">
            <text:p>select count(*) as ?x where { &lt;A&gt; dbo:family ?x1 . ?x1 dbo:kingdom ?x } </text:p>
          </table:table-cell>
          <table:table-cell office:value-type="string" calcext:value-type="string">
            <text:p>select distinct(?a) where { ?a dbo:family [] . ?a dbo:family ?x1 . ?x1 dbo:kingdom ?x } </text:p>
          </table:table-cell>
          <table:table-cell office:value-type="float" office:value="0.000000611698350116114" calcext:value-type="float">
            <text:p>6.11698350116114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nown for of family of &lt;A&gt; ?</text:p>
          </table:table-cell>
          <table:table-cell office:value-type="string" calcext:value-type="string">
            <text:p>select ?x where { &lt;A&gt; dbo:family ?x1 . ?x1 dbo:knownFor ?x } </text:p>
          </table:table-cell>
          <table:table-cell office:value-type="string" calcext:value-type="string">
            <text:p>select distinct(?a) where { ?a dbo:family [] . ?a dbo:family ?x1 . ?x1 dbo:knownFor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nown for of family of &lt;A&gt; ?</text:p>
          </table:table-cell>
          <table:table-cell office:value-type="string" calcext:value-type="string">
            <text:p>select count(*) as ?x where { &lt;A&gt; dbo:family ?x1 . ?x1 dbo:knownFor ?x } </text:p>
          </table:table-cell>
          <table:table-cell office:value-type="string" calcext:value-type="string">
            <text:p>select distinct(?a) where { ?a dbo:family [] . ?a dbo:family ?x1 . ?x1 dbo:knownFor ?x } </text:p>
          </table:table-cell>
          <table:table-cell office:value-type="float" office:value="0.000257423245875" calcext:value-type="float">
            <text:p>0.00025742324587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ere is the location of family of &lt;A&gt; ?</text:p>
          </table:table-cell>
          <table:table-cell office:value-type="string" calcext:value-type="string">
            <text:p>select ?x where { &lt;A&gt; dbo:family ?x1 . ?x1 dbo:location ?x } </text:p>
          </table:table-cell>
          <table:table-cell office:value-type="string" calcext:value-type="string">
            <text:p>select distinct(?a) where { ?a dbo:family [] . ?a dbo:family ?x1 . ?x1 dbo:location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ocation of family of &lt;A&gt; ?</text:p>
          </table:table-cell>
          <table:table-cell office:value-type="string" calcext:value-type="string">
            <text:p>select count(*) as ?x where { &lt;A&gt; dbo:family ?x1 . ?x1 dbo:location ?x } </text:p>
          </table:table-cell>
          <table:table-cell office:value-type="string" calcext:value-type="string">
            <text:p>select distinct(?a) where { ?a dbo:family [] . ?a dbo:family ?x1 . ?x1 dbo:location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onth of family of &lt;A&gt; ?</text:p>
          </table:table-cell>
          <table:table-cell office:value-type="string" calcext:value-type="string">
            <text:p>select ?x where { &lt;A&gt; dbo:family ?x1 . ?x1 dbo:month ?x } </text:p>
          </table:table-cell>
          <table:table-cell office:value-type="string" calcext:value-type="string">
            <text:p>select distinct(?a) where { ?a dbo:family [] . ?a dbo:family ?x1 . ?x1 dbo:month ?x } </text:p>
          </table:table-cell>
          <table:table-cell office:value-type="float" office:value="0.000000166587810696429" calcext:value-type="float">
            <text:p>1.6658781069642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month of family of &lt;A&gt; ?</text:p>
          </table:table-cell>
          <table:table-cell office:value-type="string" calcext:value-type="string">
            <text:p>select count(*) as ?x where { &lt;A&gt; dbo:family ?x1 . ?x1 dbo:month ?x } </text:p>
          </table:table-cell>
          <table:table-cell office:value-type="string" calcext:value-type="string">
            <text:p>select distinct(?a) where { ?a dbo:family [] . ?a dbo:family ?x1 . ?x1 dbo:month ?x } </text:p>
          </table:table-cell>
          <table:table-cell office:value-type="float" office:value="0.000000166587810696429" calcext:value-type="float">
            <text:p>1.6658781069642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family of &lt;A&gt; ?</text:p>
          </table:table-cell>
          <table:table-cell office:value-type="string" calcext:value-type="string">
            <text:p>select ?x where { &lt;A&gt; dbo:family ?x1 . ?x1 dbo:order ?x } </text:p>
          </table:table-cell>
          <table:table-cell office:value-type="string" calcext:value-type="string">
            <text:p>select distinct(?a) where { ?a dbo:family [] . ?a dbo:family ?x1 . ?x1 dbo:order ?x } </text:p>
          </table:table-cell>
          <table:table-cell office:value-type="float" office:value="0.00000102650371085193" calcext:value-type="float">
            <text:p>1.02650371085193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family of &lt;A&gt; ?</text:p>
          </table:table-cell>
          <table:table-cell office:value-type="string" calcext:value-type="string">
            <text:p>select count(*) as ?x where { &lt;A&gt; dbo:family ?x1 . ?x1 dbo:order ?x } </text:p>
          </table:table-cell>
          <table:table-cell office:value-type="string" calcext:value-type="string">
            <text:p>select distinct(?a) where { ?a dbo:family [] . ?a dbo:family ?x1 . ?x1 dbo:order ?x } </text:p>
          </table:table-cell>
          <table:table-cell office:value-type="float" office:value="0.00000102650371085193" calcext:value-type="float">
            <text:p>1.02650371085193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arent company of family of &lt;A&gt; ?</text:p>
          </table:table-cell>
          <table:table-cell office:value-type="string" calcext:value-type="string">
            <text:p>select ?x where { &lt;A&gt; dbo:family ?x1 . ?x1 dbo:parentCompany ?x } </text:p>
          </table:table-cell>
          <table:table-cell office:value-type="string" calcext:value-type="string">
            <text:p>select distinct(?a) where { ?a dbo:family [] . ?a dbo:family ?x1 . ?x1 dbo:parentCompany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family of &lt;A&gt; ?</text:p>
          </table:table-cell>
          <table:table-cell office:value-type="string" calcext:value-type="string">
            <text:p>select ?x where { &lt;A&gt; dbo:family ?x1 . ?x1 dbo:phylum ?x } </text:p>
          </table:table-cell>
          <table:table-cell office:value-type="string" calcext:value-type="string">
            <text:p>select distinct(?a) where { ?a dbo:family [] . ?a dbo:family ?x1 . ?x1 dbo:phylum ?x } </text:p>
          </table:table-cell>
          <table:table-cell office:value-type="float" office:value="0.00000042062381111995" calcext:value-type="float">
            <text:p>4.206238111199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family of &lt;A&gt; ?</text:p>
          </table:table-cell>
          <table:table-cell office:value-type="string" calcext:value-type="string">
            <text:p>select count(*) as ?x where { &lt;A&gt; dbo:family ?x1 . ?x1 dbo:phylum ?x } </text:p>
          </table:table-cell>
          <table:table-cell office:value-type="string" calcext:value-type="string">
            <text:p>select distinct(?a) where { ?a dbo:family [] . ?a dbo:family ?x1 . ?x1 dbo:phylum ?x } </text:p>
          </table:table-cell>
          <table:table-cell office:value-type="float" office:value="0.00000042062381111995" calcext:value-type="float">
            <text:p>4.206238111199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opulation total of family of &lt;A&gt; ?</text:p>
          </table:table-cell>
          <table:table-cell office:value-type="string" calcext:value-type="string">
            <text:p>select ?x where { &lt;A&gt; dbo:family ?x1 . ?x1 dbo:populationTotal ?x } </text:p>
          </table:table-cell>
          <table:table-cell office:value-type="string" calcext:value-type="string">
            <text:p>select distinct(?a) where { ?a dbo:family [] . ?a dbo:family ?x1 . ?x1 dbo:populationTotal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population total of family of &lt;A&gt; ?</text:p>
          </table:table-cell>
          <table:table-cell office:value-type="string" calcext:value-type="string">
            <text:p>select distinct(?x)where { &lt;A&gt; dbo:family ?x1 . ?x1 dbo:populationTotal ?x } order by ?x limit</text:p>
          </table:table-cell>
          <table:table-cell office:value-type="string" calcext:value-type="string">
            <text:p>select distinct(?a) where { ?a dbo:family [] . ?a dbo:family ?x1 . ?x1 dbo:populationTotal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ostal code of family of &lt;A&gt; ?</text:p>
          </table:table-cell>
          <table:table-cell office:value-type="string" calcext:value-type="string">
            <text:p>select ?x where { &lt;A&gt; dbo:family ?x1 . ?x1 dbo:postalCode ?x } </text:p>
          </table:table-cell>
          <table:table-cell office:value-type="string" calcext:value-type="string">
            <text:p>select distinct(?a) where { ?a dbo:family [] . ?a dbo:family ?x1 . ?x1 dbo:postalCode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ostal code of family of &lt;A&gt; ?</text:p>
          </table:table-cell>
          <table:table-cell office:value-type="string" calcext:value-type="string">
            <text:p>select count(*) as ?x where { &lt;A&gt; dbo:family ?x1 . ?x1 dbo:postalCode ?x } </text:p>
          </table:table-cell>
          <table:table-cell office:value-type="string" calcext:value-type="string">
            <text:p>select distinct(?a) where { ?a dbo:family [] . ?a dbo:family ?x1 . ?x1 dbo:postalCode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ound recording of family of &lt;A&gt; ?</text:p>
          </table:table-cell>
          <table:table-cell office:value-type="string" calcext:value-type="string">
            <text:p>select ?x where { &lt;A&gt; dbo:family ?x1 . ?x1 dbo:soundRecording ?x } </text:p>
          </table:table-cell>
          <table:table-cell office:value-type="string" calcext:value-type="string">
            <text:p>select distinct(?a) where { ?a dbo:family [] . ?a dbo:family ?x1 . ?x1 dbo:soundRecording ?x } </text:p>
          </table:table-cell>
          <table:table-cell office:value-type="float" office:value="0.000000674853501352907" calcext:value-type="float">
            <text:p>6.7485350135290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ynonym of family of &lt;A&gt; ?</text:p>
          </table:table-cell>
          <table:table-cell office:value-type="string" calcext:value-type="string">
            <text:p>select ?x where { &lt;A&gt; dbo:family ?x1 . ?x1 dbo:synonym ?x } </text:p>
          </table:table-cell>
          <table:table-cell office:value-type="string" calcext:value-type="string">
            <text:p>select distinct(?a) where { ?a dbo:family [] . ?a dbo:family ?x1 . ?x1 dbo:synonym ?x } </text:p>
          </table:table-cell>
          <table:table-cell office:value-type="float" office:value="0.00000209987260804295" calcext:value-type="float">
            <text:p>2.0998726080429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ynonym of family of &lt;A&gt; ?</text:p>
          </table:table-cell>
          <table:table-cell office:value-type="string" calcext:value-type="string">
            <text:p>select count(*) as ?x where { &lt;A&gt; dbo:family ?x1 . ?x1 dbo:synonym ?x } </text:p>
          </table:table-cell>
          <table:table-cell office:value-type="string" calcext:value-type="string">
            <text:p>select distinct(?a) where { ?a dbo:family [] . ?a dbo:family ?x1 . ?x1 dbo:synonym ?x } </text:p>
          </table:table-cell>
          <table:table-cell office:value-type="float" office:value="0.00000209987260804295" calcext:value-type="float">
            <text:p>2.0998726080429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humbnail of family of &lt;A&gt; ?</text:p>
          </table:table-cell>
          <table:table-cell office:value-type="string" calcext:value-type="string">
            <text:p>select ?x where { &lt;A&gt; dbo:family ?x1 . ?x1 dbo:thumbnail ?x } </text:p>
          </table:table-cell>
          <table:table-cell office:value-type="string" calcext:value-type="string">
            <text:p>select distinct(?a) where { ?a dbo:family [] . ?a dbo:family ?x1 . ?x1 dbo:thumbnail ?x } </text:p>
          </table:table-cell>
          <table:table-cell office:value-type="float" office:value="0.000000693838997456064" calcext:value-type="float">
            <text:p>6.93838997456064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ype of family of &lt;A&gt; ?</text:p>
          </table:table-cell>
          <table:table-cell office:value-type="string" calcext:value-type="string">
            <text:p>select ?x where { &lt;A&gt; dbo:family ?x1 . ?x1 dbo:type ?x } </text:p>
          </table:table-cell>
          <table:table-cell office:value-type="string" calcext:value-type="string">
            <text:p>select distinct(?a) where { ?a dbo:family [] . ?a dbo:family ?x1 . ?x1 dbo:type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type of family of &lt;A&gt; ?</text:p>
          </table:table-cell>
          <table:table-cell office:value-type="string" calcext:value-type="string">
            <text:p>select count(*) as ?x where { &lt;A&gt; dbo:family ?x1 . ?x1 dbo:type ?x } </text:p>
          </table:table-cell>
          <table:table-cell office:value-type="string" calcext:value-type="string">
            <text:p>select distinct(?a) where { ?a dbo:family [] . ?a dbo:family ?x1 . ?x1 dbo:type ?x } </text:p>
          </table:table-cell>
          <table:table-cell office:value-type="float" office:value="0.000000414886222866667" calcext:value-type="float">
            <text:p>4.1488622286666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ink from a Wikipage to an external page of family of &lt;A&gt; ?</text:p>
          </table:table-cell>
          <table:table-cell office:value-type="string" calcext:value-type="string">
            <text:p>select ?x where { &lt;A&gt; dbo:family ?x1 . ?x1 dbo:wikiPageExternalLink ?x } </text:p>
          </table:table-cell>
          <table:table-cell office:value-type="string" calcext:value-type="string">
            <text:p>select distinct(?a) where { ?a dbo:family [] . ?a dbo:family ?x1 . ?x1 dbo:wikiPageExternalLink ?x } </text:p>
          </table:table-cell>
          <table:table-cell office:value-type="float" office:value="0.000000925290249041485" calcext:value-type="float">
            <text:p>9.2529024904148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ink from a Wikipage to an external page of family of &lt;A&gt; ?</text:p>
          </table:table-cell>
          <table:table-cell office:value-type="string" calcext:value-type="string">
            <text:p>select count(*) as ?x where { &lt;A&gt; dbo:family ?x1 . ?x1 dbo:wikiPageExternalLink ?x } </text:p>
          </table:table-cell>
          <table:table-cell office:value-type="string" calcext:value-type="string">
            <text:p>select distinct(?a) where { ?a dbo:family [] . ?a dbo:family ?x1 . ?x1 dbo:wikiPageExternalLink ?x } </text:p>
          </table:table-cell>
          <table:table-cell office:value-type="float" office:value="0.000000925290249041485" calcext:value-type="float">
            <text:p>9.2529024904148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page ID of family of &lt;A&gt; ?</text:p>
          </table:table-cell>
          <table:table-cell office:value-type="string" calcext:value-type="string">
            <text:p>select ?x where { &lt;A&gt; dbo:family ?x1 . ?x1 dbo:wikiPageID ?x } </text:p>
          </table:table-cell>
          <table:table-cell office:value-type="string" calcext:value-type="string">
            <text:p>select distinct(?a) where { ?a dbo:family [] . ?a dbo:family ?x1 . ?x1 dbo:wikiPageID ?x } </text:p>
          </table:table-cell>
          <table:table-cell office:value-type="float" office:value="0.000000703497074535421" calcext:value-type="float">
            <text:p>7.0349707453542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page ID of family of &lt;A&gt; ?</text:p>
          </table:table-cell>
          <table:table-cell office:value-type="string" calcext:value-type="string">
            <text:p>select distinct(?x)where { &lt;A&gt; dbo:family ?x1 . ?x1 dbo:wikiPageID ?x } order by ?x limit</text:p>
          </table:table-cell>
          <table:table-cell office:value-type="string" calcext:value-type="string">
            <text:p>select distinct(?a) where { ?a dbo:family [] . ?a dbo:family ?x1 . ?x1 dbo:wikiPageID ?x } </text:p>
          </table:table-cell>
          <table:table-cell office:value-type="float" office:value="0.000000703497074535421" calcext:value-type="float">
            <text:p>7.0349707453542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direct of family of &lt;A&gt; ?</text:p>
          </table:table-cell>
          <table:table-cell office:value-type="string" calcext:value-type="string">
            <text:p>select ?x where { &lt;A&gt; dbo:family ?x1 . ?x1 dbo:wikiPageRedirects ?x } </text:p>
          </table:table-cell>
          <table:table-cell office:value-type="string" calcext:value-type="string">
            <text:p>select distinct(?a) where { ?a dbo:family [] . ?a dbo:family ?x1 . ?x1 dbo:wikiPageRedirects ?x } </text:p>
          </table:table-cell>
          <table:table-cell office:value-type="float" office:value="0.000000476525004313193" calcext:value-type="float">
            <text:p>4.76525004313193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Wikipage redirect of family of &lt;A&gt; ?</text:p>
          </table:table-cell>
          <table:table-cell office:value-type="string" calcext:value-type="string">
            <text:p>select count(*) as ?x where { &lt;A&gt; dbo:family ?x1 . ?x1 dbo:wikiPageRedirects ?x } </text:p>
          </table:table-cell>
          <table:table-cell office:value-type="string" calcext:value-type="string">
            <text:p>select distinct(?a) where { ?a dbo:family [] . ?a dbo:family ?x1 . ?x1 dbo:wikiPageRedirects ?x } </text:p>
          </table:table-cell>
          <table:table-cell office:value-type="float" office:value="0.000000476525004313193" calcext:value-type="float">
            <text:p>4.76525004313193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vision ID of family of &lt;A&gt; ?</text:p>
          </table:table-cell>
          <table:table-cell office:value-type="string" calcext:value-type="string">
            <text:p>select ?x where { &lt;A&gt; dbo:family ?x1 . ?x1 dbo:wikiPageRevisionID ?x } </text:p>
          </table:table-cell>
          <table:table-cell office:value-type="string" calcext:value-type="string">
            <text:p>select distinct(?a) where { ?a dbo:family [] . ?a dbo:family ?x1 . ?x1 dbo:wikiPageRevisionID ?x } </text:p>
          </table:table-cell>
          <table:table-cell office:value-type="float" office:value="0.000000611097114938169" calcext:value-type="float">
            <text:p>6.1109711493816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revision ID of family of &lt;A&gt; ?</text:p>
          </table:table-cell>
          <table:table-cell office:value-type="string" calcext:value-type="string">
            <text:p>select distinct(?x)where { &lt;A&gt; dbo:family ?x1 . ?x1 dbo:wikiPageRevisionID ?x } order by ?x limit</text:p>
          </table:table-cell>
          <table:table-cell office:value-type="string" calcext:value-type="string">
            <text:p>select distinct(?a) where { ?a dbo:family [] . ?a dbo:family ?x1 . ?x1 dbo:wikiPageRevisionID ?x } </text:p>
          </table:table-cell>
          <table:table-cell office:value-type="float" office:value="0.000000611097114938169" calcext:value-type="float">
            <text:p>6.11097114938169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&lt;A&gt; ?</text:p>
          </table:table-cell>
          <table:table-cell office:value-type="string" calcext:value-type="string">
            <text:p>select ?x where { &lt;A&gt; dbo:genus ?x } </text:p>
          </table:table-cell>
          <table:table-cell office:value-type="string" calcext:value-type="string">
            <text:p>select distinct(?a) where { ?a dbo:genus [] } </text:p>
          </table:table-cell>
          <table:table-cell office:value-type="float" office:value="0.000000593550189285718" calcext:value-type="float">
            <text:p>5.93550189285718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&lt;A&gt; ?</text:p>
          </table:table-cell>
          <table:table-cell office:value-type="string" calcext:value-type="string">
            <text:p>select count(*) as ?x where { &lt;A&gt; dbo:genus ?x } </text:p>
          </table:table-cell>
          <table:table-cell office:value-type="string" calcext:value-type="string">
            <text:p>select distinct(?a) where { ?a dbo:genus [] } </text:p>
          </table:table-cell>
          <table:table-cell office:value-type="float" office:value="0.000000593550189285718" calcext:value-type="float">
            <text:p>5.93550189285718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&lt;A&gt; ?</text:p>
          </table:table-cell>
          <table:table-cell office:value-type="string" calcext:value-type="string">
            <text:p>select ?x where { &lt;A&gt; dbo:kingdom ?x } </text:p>
          </table:table-cell>
          <table:table-cell office:value-type="string" calcext:value-type="string">
            <text:p>select distinct(?a) where { ?a dbo:kingdom [] } </text:p>
          </table:table-cell>
          <table:table-cell office:value-type="float" office:value="0.00000689415287787262" calcext:value-type="float">
            <text:p>6.89415287787262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&lt;A&gt; ?</text:p>
          </table:table-cell>
          <table:table-cell office:value-type="string" calcext:value-type="string">
            <text:p>select count(*) as ?x where { &lt;A&gt; dbo:kingdom ?x } </text:p>
          </table:table-cell>
          <table:table-cell office:value-type="string" calcext:value-type="string">
            <text:p>select distinct(?a) where { ?a dbo:kingdom [] } </text:p>
          </table:table-cell>
          <table:table-cell office:value-type="float" office:value="0.00000689415287787262" calcext:value-type="float">
            <text:p>6.89415287787262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&lt;A&gt; ?</text:p>
          </table:table-cell>
          <table:table-cell office:value-type="string" calcext:value-type="string">
            <text:p>select ?x where { &lt;A&gt; dbo:order ?x } </text:p>
          </table:table-cell>
          <table:table-cell office:value-type="string" calcext:value-type="string">
            <text:p>select distinct(?a) where { ?a dbo:order [] } </text:p>
          </table:table-cell>
          <table:table-cell office:value-type="float" office:value="0.000000520185589966411" calcext:value-type="float">
            <text:p>5.2018558996641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&lt;A&gt; ?</text:p>
          </table:table-cell>
          <table:table-cell office:value-type="string" calcext:value-type="string">
            <text:p>select count(*) as ?x where { &lt;A&gt; dbo:order ?x } </text:p>
          </table:table-cell>
          <table:table-cell office:value-type="string" calcext:value-type="string">
            <text:p>select distinct(?a) where { ?a dbo:order [] } </text:p>
          </table:table-cell>
          <table:table-cell office:value-type="float" office:value="0.000000520185589966411" calcext:value-type="float">
            <text:p>5.20185589966411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&lt;A&gt; ?</text:p>
          </table:table-cell>
          <table:table-cell office:value-type="string" calcext:value-type="string">
            <text:p>select ?x where { &lt;A&gt; dbo:phylum ?x } </text:p>
          </table:table-cell>
          <table:table-cell office:value-type="string" calcext:value-type="string">
            <text:p>select distinct(?a) where { ?a dbo:phylum [] } </text:p>
          </table:table-cell>
          <table:table-cell office:value-type="float" office:value="0.000000507672511359332" calcext:value-type="float">
            <text:p>5.07672511359332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&lt;A&gt; ?</text:p>
          </table:table-cell>
          <table:table-cell office:value-type="string" calcext:value-type="string">
            <text:p>select count(*) as ?x where { &lt;A&gt; dbo:phylum ?x } </text:p>
          </table:table-cell>
          <table:table-cell office:value-type="string" calcext:value-type="string">
            <text:p>select distinct(?a) where { ?a dbo:phylum [] } </text:p>
          </table:table-cell>
          <table:table-cell office:value-type="float" office:value="0.000000507672511359332" calcext:value-type="float">
            <text:p>5.07672511359332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ecies of &lt;A&gt; ?</text:p>
          </table:table-cell>
          <table:table-cell office:value-type="string" calcext:value-type="string">
            <text:p>select ?x where { &lt;A&gt; dbo:species ?x } </text:p>
          </table:table-cell>
          <table:table-cell office:value-type="string" calcext:value-type="string">
            <text:p>select distinct(?a) where { ?a dbo:species [] } </text:p>
          </table:table-cell>
          <table:table-cell office:value-type="float" office:value="0.0000373399001673675" calcext:value-type="float">
            <text:p>3.733990016736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bbreviation of species of &lt;A&gt; ?</text:p>
          </table:table-cell>
          <table:table-cell office:value-type="string" calcext:value-type="string">
            <text:p>select ?x where { &lt;A&gt; dbo:species ?x1 . ?x1 dbo:abbreviation ?x } </text:p>
          </table:table-cell>
          <table:table-cell office:value-type="string" calcext:value-type="string">
            <text:p>select distinct(?a) where { ?a dbo:species [] . ?a dbo:species ?x1 . ?x1 dbo:abbreviation ?x } </text:p>
          </table:table-cell>
          <table:table-cell office:value-type="float" office:value="0.00000030110056005" calcext:value-type="float">
            <text:p>3.011005600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abbreviation of species of &lt;A&gt; ?</text:p>
          </table:table-cell>
          <table:table-cell office:value-type="string" calcext:value-type="string">
            <text:p>select count(*) as ?x where { &lt;A&gt; dbo:species ?x1 . ?x1 dbo:abbreviation ?x } </text:p>
          </table:table-cell>
          <table:table-cell office:value-type="string" calcext:value-type="string">
            <text:p>select distinct(?a) where { ?a dbo:species [] . ?a dbo:species ?x1 . ?x1 dbo:abbreviation ?x } </text:p>
          </table:table-cell>
          <table:table-cell office:value-type="float" office:value="0.00000030110056005" calcext:value-type="float">
            <text:p>3.011005600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as abstract of species of &lt;A&gt; ?</text:p>
          </table:table-cell>
          <table:table-cell office:value-type="string" calcext:value-type="string">
            <text:p>select ?x where { &lt;A&gt; dbo:species ?x1 . ?x1 dbo:abstract ?x } </text:p>
          </table:table-cell>
          <table:table-cell office:value-type="string" calcext:value-type="string">
            <text:p>select distinct(?a) where { ?a dbo:species [] . ?a dbo:species ?x1 . ?x1 dbo:abstract ?x } </text:p>
          </table:table-cell>
          <table:table-cell office:value-type="float" office:value="0.0000212203354759297" calcext:value-type="float">
            <text:p>2.1220335475929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lias of species of &lt;A&gt; ?</text:p>
          </table:table-cell>
          <table:table-cell office:value-type="string" calcext:value-type="string">
            <text:p>select ?x where { &lt;A&gt; dbo:species ?x1 . ?x1 dbo:alias ?x } </text:p>
          </table:table-cell>
          <table:table-cell office:value-type="string" calcext:value-type="string">
            <text:p>select distinct(?a) where { ?a dbo:species [] . ?a dbo:species ?x1 . ?x1 dbo:alias ?x } </text:p>
          </table:table-cell>
          <table:table-cell office:value-type="float" office:value="0.000022989638169" calcext:value-type="float">
            <text:p>2.298963816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species of &lt;A&gt; ?</text:p>
          </table:table-cell>
          <table:table-cell office:value-type="string" calcext:value-type="string">
            <text:p>select ?x where { &lt;A&gt; dbo:species ?x1 . ?x1 dbo:binomialAuthority ?x } </text:p>
          </table:table-cell>
          <table:table-cell office:value-type="string" calcext:value-type="string">
            <text:p>select distinct(?a) where { ?a dbo:species [] . ?a dbo:species ?x1 . ?x1 dbo:binomialAuthority ?x } </text:p>
          </table:table-cell>
          <table:table-cell office:value-type="float" office:value="0.0000122377942463239" calcext:value-type="float">
            <text:p>1.2237794246323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species of &lt;A&gt; ?</text:p>
          </table:table-cell>
          <table:table-cell office:value-type="string" calcext:value-type="string">
            <text:p>select count(*) as ?x where { &lt;A&gt; dbo:species ?x1 . ?x1 dbo:binomialAuthority ?x } </text:p>
          </table:table-cell>
          <table:table-cell office:value-type="string" calcext:value-type="string">
            <text:p>select distinct(?a) where { ?a dbo:species [] . ?a dbo:species ?x1 . ?x1 dbo:binomialAuthority ?x } </text:p>
          </table:table-cell>
          <table:table-cell office:value-type="float" office:value="0.0000122377942463239" calcext:value-type="float">
            <text:p>1.2237794246323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udget of species of &lt;A&gt; ?</text:p>
          </table:table-cell>
          <table:table-cell office:value-type="string" calcext:value-type="string">
            <text:p>select ?x where { &lt;A&gt; dbo:species ?x1 . ?x1 dbo:budget ?x } </text:p>
          </table:table-cell>
          <table:table-cell office:value-type="string" calcext:value-type="string">
            <text:p>select distinct(?a) where { ?a dbo:species [] . ?a dbo:species ?x1 . ?x1 dbo:budget ?x } </text:p>
          </table:table-cell>
          <table:table-cell office:value-type="float" office:value="0.000304907711183333" calcext:value-type="float">
            <text:p>0.000304907711183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lass of species of &lt;A&gt; ?</text:p>
          </table:table-cell>
          <table:table-cell office:value-type="string" calcext:value-type="string">
            <text:p>select ?x where { &lt;A&gt; dbo:species ?x1 . ?x1 dbo:class ?x } </text:p>
          </table:table-cell>
          <table:table-cell office:value-type="string" calcext:value-type="string">
            <text:p>select distinct(?a) where { ?a dbo:species [] . ?a dbo:species ?x1 . ?x1 dbo:class ?x } </text:p>
          </table:table-cell>
          <table:table-cell office:value-type="float" office:value="0.0000128404377047328" calcext:value-type="float">
            <text:p>1.28404377047328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lass of species of &lt;A&gt; ?</text:p>
          </table:table-cell>
          <table:table-cell office:value-type="string" calcext:value-type="string">
            <text:p>select count(*) as ?x where { &lt;A&gt; dbo:species ?x1 . ?x1 dbo:class ?x } </text:p>
          </table:table-cell>
          <table:table-cell office:value-type="string" calcext:value-type="string">
            <text:p>select distinct(?a) where { ?a dbo:species [] . ?a dbo:species ?x1 . ?x1 dbo:class ?x } </text:p>
          </table:table-cell>
          <table:table-cell office:value-type="float" office:value="0.0000128404377047328" calcext:value-type="float">
            <text:p>1.28404377047328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lour name of species of &lt;A&gt; ?</text:p>
          </table:table-cell>
          <table:table-cell office:value-type="string" calcext:value-type="string">
            <text:p>select ?x where { &lt;A&gt; dbo:species ?x1 . ?x1 dbo:colourName ?x } </text:p>
          </table:table-cell>
          <table:table-cell office:value-type="string" calcext:value-type="string">
            <text:p>select distinct(?a) where { ?a dbo:species [] . ?a dbo:species ?x1 . ?x1 dbo:colourName ?x } </text:p>
          </table:table-cell>
          <table:table-cell office:value-type="float" office:value="0.000000965710398894737" calcext:value-type="float">
            <text:p>9.65710398894737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species of &lt;A&gt; ?</text:p>
          </table:table-cell>
          <table:table-cell office:value-type="string" calcext:value-type="string">
            <text:p>select ?x where { &lt;A&gt; dbo:species ?x1 . ?x1 dbo:conservationStatus ?x } </text:p>
          </table:table-cell>
          <table:table-cell office:value-type="string" calcext:value-type="string">
            <text:p>select distinct(?a) where { ?a dbo:species [] . ?a dbo:species ?x1 . ?x1 dbo:conservationStatus ?x } </text:p>
          </table:table-cell>
          <table:table-cell office:value-type="float" office:value="0.0000177651546264035" calcext:value-type="float">
            <text:p>1.7765154626403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species of &lt;A&gt; ?</text:p>
          </table:table-cell>
          <table:table-cell office:value-type="string" calcext:value-type="string">
            <text:p>select count(*) as ?x where { &lt;A&gt; dbo:species ?x1 . ?x1 dbo:conservationStatus ?x } </text:p>
          </table:table-cell>
          <table:table-cell office:value-type="string" calcext:value-type="string">
            <text:p>select distinct(?a) where { ?a dbo:species [] . ?a dbo:species ?x1 . ?x1 dbo:conservationStatus ?x } </text:p>
          </table:table-cell>
          <table:table-cell office:value-type="float" office:value="0.0000177651546264035" calcext:value-type="float">
            <text:p>1.7765154626403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species of &lt;A&gt; ?</text:p>
          </table:table-cell>
          <table:table-cell office:value-type="string" calcext:value-type="string">
            <text:p>select ?x where { &lt;A&gt; dbo:species ?x1 . ?x1 dbo:conservationStatusSystem ?x } </text:p>
          </table:table-cell>
          <table:table-cell office:value-type="string" calcext:value-type="string">
            <text:p>select distinct(?a) where { ?a dbo:species [] . ?a dbo:species ?x1 . ?x1 dbo:conservationStatusSystem ?x } </text:p>
          </table:table-cell>
          <table:table-cell office:value-type="float" office:value="0.0000120998585605325" calcext:value-type="float">
            <text:p>1.209985856053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species of &lt;A&gt; ?</text:p>
          </table:table-cell>
          <table:table-cell office:value-type="string" calcext:value-type="string">
            <text:p>select count(*) as ?x where { &lt;A&gt; dbo:species ?x1 . ?x1 dbo:conservationStatusSystem ?x } </text:p>
          </table:table-cell>
          <table:table-cell office:value-type="string" calcext:value-type="string">
            <text:p>select distinct(?a) where { ?a dbo:species [] . ?a dbo:species ?x1 . ?x1 dbo:conservationStatusSystem ?x } </text:p>
          </table:table-cell>
          <table:table-cell office:value-type="float" office:value="0.0000120998585605325" calcext:value-type="float">
            <text:p>1.209985856053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untry of species of &lt;A&gt; ?</text:p>
          </table:table-cell>
          <table:table-cell office:value-type="string" calcext:value-type="string">
            <text:p>select ?x where { &lt;A&gt; dbo:species ?x1 . ?x1 dbo:country ?x } </text:p>
          </table:table-cell>
          <table:table-cell office:value-type="string" calcext:value-type="string">
            <text:p>select distinct(?a) where { ?a dbo:species [] . ?a dbo:species ?x1 . ?x1 dbo:country ?x } </text:p>
          </table:table-cell>
          <table:table-cell office:value-type="float" office:value="0.000158238229606667" calcext:value-type="float">
            <text:p>0.0001582382296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reator (agent) of species of &lt;A&gt; ?</text:p>
          </table:table-cell>
          <table:table-cell office:value-type="string" calcext:value-type="string">
            <text:p>select ?x where { &lt;A&gt; dbo:species ?x1 . ?x1 dbo:creator ?x } </text:p>
          </table:table-cell>
          <table:table-cell office:value-type="string" calcext:value-type="string">
            <text:p>select distinct(?a) where { ?a dbo:species [] . ?a dbo:species ?x1 . ?x1 dbo:creator ?x } </text:p>
          </table:table-cell>
          <table:table-cell office:value-type="float" office:value="0.000023323863779" calcext:value-type="float">
            <text:p>2.332386377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esigner company of species of &lt;A&gt; ?</text:p>
          </table:table-cell>
          <table:table-cell office:value-type="string" calcext:value-type="string">
            <text:p>select ?x where { &lt;A&gt; dbo:species ?x1 . ?x1 dbo:designCompany ?x } </text:p>
          </table:table-cell>
          <table:table-cell office:value-type="string" calcext:value-type="string">
            <text:p>select distinct(?a) where { ?a dbo:species [] . ?a dbo:species ?x1 . ?x1 dbo:designCompany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designer of species of &lt;A&gt; ?</text:p>
          </table:table-cell>
          <table:table-cell office:value-type="string" calcext:value-type="string">
            <text:p>select ?x where { &lt;A&gt; dbo:species ?x1 . ?x1 dbo:designer ?x } </text:p>
          </table:table-cell>
          <table:table-cell office:value-type="string" calcext:value-type="string">
            <text:p>select distinct(?a) where { ?a dbo:species [] . ?a dbo:species ?x1 . ?x1 dbo:designe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esigner of species of &lt;A&gt; ?</text:p>
          </table:table-cell>
          <table:table-cell office:value-type="string" calcext:value-type="string">
            <text:p>select count(*) as ?x where { &lt;A&gt; dbo:species ?x1 . ?x1 dbo:designer ?x } </text:p>
          </table:table-cell>
          <table:table-cell office:value-type="string" calcext:value-type="string">
            <text:p>select distinct(?a) where { ?a dbo:species [] . ?a dbo:species ?x1 . ?x1 dbo:designe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eveloper of species of &lt;A&gt; ?</text:p>
          </table:table-cell>
          <table:table-cell office:value-type="string" calcext:value-type="string">
            <text:p>select ?x where { &lt;A&gt; dbo:species ?x1 . ?x1 dbo:developer ?x } </text:p>
          </table:table-cell>
          <table:table-cell office:value-type="string" calcext:value-type="string">
            <text:p>select distinct(?a) where { ?a dbo:species [] . ?a dbo:species ?x1 . ?x1 dbo:developer ?x } </text:p>
          </table:table-cell>
          <table:table-cell office:value-type="float" office:value="0.00000454334696375" calcext:value-type="float">
            <text:p>4.543346963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stributor of species of &lt;A&gt; ?</text:p>
          </table:table-cell>
          <table:table-cell office:value-type="string" calcext:value-type="string">
            <text:p>select ?x where { &lt;A&gt; dbo:species ?x1 . ?x1 dbo:distributor ?x } </text:p>
          </table:table-cell>
          <table:table-cell office:value-type="string" calcext:value-type="string">
            <text:p>select distinct(?a) where { ?a dbo:species [] . ?a dbo:species ?x1 . ?x1 dbo:distributor ?x } </text:p>
          </table:table-cell>
          <table:table-cell office:value-type="float" office:value="0.000304907711183333" calcext:value-type="float">
            <text:p>0.000304907711183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vision of species of &lt;A&gt; ?</text:p>
          </table:table-cell>
          <table:table-cell office:value-type="string" calcext:value-type="string">
            <text:p>select ?x where { &lt;A&gt; dbo:species ?x1 . ?x1 dbo:division ?x } </text:p>
          </table:table-cell>
          <table:table-cell office:value-type="string" calcext:value-type="string">
            <text:p>select distinct(?a) where { ?a dbo:species [] . ?a dbo:species ?x1 . ?x1 dbo:division ?x } </text:p>
          </table:table-cell>
          <table:table-cell office:value-type="float" office:value="0.0000227823459894252" calcext:value-type="float">
            <text:p>2.27823459894252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ivision of species of &lt;A&gt; ?</text:p>
          </table:table-cell>
          <table:table-cell office:value-type="string" calcext:value-type="string">
            <text:p>select count(*) as ?x where { &lt;A&gt; dbo:species ?x1 . ?x1 dbo:division ?x } </text:p>
          </table:table-cell>
          <table:table-cell office:value-type="string" calcext:value-type="string">
            <text:p>select distinct(?a) where { ?a dbo:species [] . ?a dbo:species ?x1 . ?x1 dbo:division ?x } </text:p>
          </table:table-cell>
          <table:table-cell office:value-type="float" office:value="0.0000227823459894252" calcext:value-type="float">
            <text:p>2.27823459894252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species of &lt;A&gt; ?</text:p>
          </table:table-cell>
          <table:table-cell office:value-type="string" calcext:value-type="string">
            <text:p>select ?x where { &lt;A&gt; dbo:species ?x1 . ?x1 dbo:domain ?x } </text:p>
          </table:table-cell>
          <table:table-cell office:value-type="string" calcext:value-type="string">
            <text:p>select distinct(?a) where { ?a dbo:species [] . ?a dbo:species ?x1 . ?x1 dbo:domain ?x } </text:p>
          </table:table-cell>
          <table:table-cell office:value-type="float" office:value="0.00000524469850523571" calcext:value-type="float">
            <text:p>5.24469850523571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species of &lt;A&gt; ?</text:p>
          </table:table-cell>
          <table:table-cell office:value-type="string" calcext:value-type="string">
            <text:p>select count(*) as ?x where { &lt;A&gt; dbo:species ?x1 . ?x1 dbo:domain ?x } </text:p>
          </table:table-cell>
          <table:table-cell office:value-type="string" calcext:value-type="string">
            <text:p>select distinct(?a) where { ?a dbo:species [] . ?a dbo:species ?x1 . ?x1 dbo:domain ?x } </text:p>
          </table:table-cell>
          <table:table-cell office:value-type="float" office:value="0.00000524469850523571" calcext:value-type="float">
            <text:p>5.24469850523571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species of &lt;A&gt; ?</text:p>
          </table:table-cell>
          <table:table-cell office:value-type="string" calcext:value-type="string">
            <text:p>select ?x where { &lt;A&gt; dbo:species ?x1 . ?x1 dbo:family ?x } </text:p>
          </table:table-cell>
          <table:table-cell office:value-type="string" calcext:value-type="string">
            <text:p>select distinct(?a) where { ?a dbo:species [] . ?a dbo:species ?x1 . ?x1 dbo:family ?x } </text:p>
          </table:table-cell>
          <table:table-cell office:value-type="float" office:value="0.00000921704925819611" calcext:value-type="float">
            <text:p>9.21704925819611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ounded by of species of &lt;A&gt; ?</text:p>
          </table:table-cell>
          <table:table-cell office:value-type="string" calcext:value-type="string">
            <text:p>select ?x where { &lt;A&gt; dbo:species ?x1 . ?x1 dbo:foundedBy ?x } </text:p>
          </table:table-cell>
          <table:table-cell office:value-type="string" calcext:value-type="string">
            <text:p>select distinct(?a) where { ?a dbo:species [] . ?a dbo:species ?x1 . ?x1 dbo:foundedBy ?x } </text:p>
          </table:table-cell>
          <table:table-cell office:value-type="float" office:value="0.00002539109024375" calcext:value-type="float">
            <text:p>2.5391090243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re of species of &lt;A&gt; ?</text:p>
          </table:table-cell>
          <table:table-cell office:value-type="string" calcext:value-type="string">
            <text:p>select ?x where { &lt;A&gt; dbo:species ?x1 . ?x1 dbo:genre ?x } </text:p>
          </table:table-cell>
          <table:table-cell office:value-type="string" calcext:value-type="string">
            <text:p>select distinct(?a) where { ?a dbo:species [] . ?a dbo:species ?x1 . ?x1 dbo:genre ?x } </text:p>
          </table:table-cell>
          <table:table-cell office:value-type="float" office:value="0.00000454334696375" calcext:value-type="float">
            <text:p>4.543346963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species of &lt;A&gt; ?</text:p>
          </table:table-cell>
          <table:table-cell office:value-type="string" calcext:value-type="string">
            <text:p>select ?x where { &lt;A&gt; dbo:species ?x1 . ?x1 dbo:genus ?x } </text:p>
          </table:table-cell>
          <table:table-cell office:value-type="string" calcext:value-type="string">
            <text:p>select distinct(?a) where { ?a dbo:species [] . ?a dbo:species ?x1 . ?x1 dbo:genus ?x } </text:p>
          </table:table-cell>
          <table:table-cell office:value-type="float" office:value="0.000017026000099011" calcext:value-type="float">
            <text:p>1.7026000099011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species of &lt;A&gt; ?</text:p>
          </table:table-cell>
          <table:table-cell office:value-type="string" calcext:value-type="string">
            <text:p>select count(*) as ?x where { &lt;A&gt; dbo:species ?x1 . ?x1 dbo:genus ?x } </text:p>
          </table:table-cell>
          <table:table-cell office:value-type="string" calcext:value-type="string">
            <text:p>select distinct(?a) where { ?a dbo:species [] . ?a dbo:species ?x1 . ?x1 dbo:genus ?x } </text:p>
          </table:table-cell>
          <table:table-cell office:value-type="float" office:value="0.000017026000099011" calcext:value-type="float">
            <text:p>1.7026000099011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variant or variation of species of &lt;A&gt; ?</text:p>
          </table:table-cell>
          <table:table-cell office:value-type="string" calcext:value-type="string">
            <text:p>select ?x where { &lt;A&gt; dbo:species ?x1 . ?x1 dbo:hasVariant ?x } </text:p>
          </table:table-cell>
          <table:table-cell office:value-type="string" calcext:value-type="string">
            <text:p>select distinct(?a) where { ?a dbo:species [] . ?a dbo:species ?x1 . ?x1 dbo:hasVariant ?x } </text:p>
          </table:table-cell>
          <table:table-cell office:value-type="float" office:value="0.000014449151785" calcext:value-type="float">
            <text:p>1.444915178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variant or variation of species of &lt;A&gt; ?</text:p>
          </table:table-cell>
          <table:table-cell office:value-type="string" calcext:value-type="string">
            <text:p>select count(*) as ?x where { &lt;A&gt; dbo:species ?x1 . ?x1 dbo:hasVariant ?x } </text:p>
          </table:table-cell>
          <table:table-cell office:value-type="string" calcext:value-type="string">
            <text:p>select distinct(?a) where { ?a dbo:species [] . ?a dbo:species ?x1 . ?x1 dbo:hasVariant ?x } </text:p>
          </table:table-cell>
          <table:table-cell office:value-type="float" office:value="0.000014449151785" calcext:value-type="float">
            <text:p>1.444915178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eight of species of &lt;A&gt; ?</text:p>
          </table:table-cell>
          <table:table-cell office:value-type="string" calcext:value-type="string">
            <text:p>select ?x where { &lt;A&gt; dbo:species ?x1 . ?x1 dbo:height ?x } </text:p>
          </table:table-cell>
          <table:table-cell office:value-type="string" calcext:value-type="string">
            <text:p>select distinct(?a) where { ?a dbo:species [] . ?a dbo:species ?x1 . ?x1 dbo:height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by of species of &lt;A&gt; ?</text:p>
          </table:table-cell>
          <table:table-cell office:value-type="string" calcext:value-type="string">
            <text:p>select ?x where { &lt;A&gt; dbo:species ?x1 . ?x1 dbo:influencedBy ?x } </text:p>
          </table:table-cell>
          <table:table-cell office:value-type="string" calcext:value-type="string">
            <text:p>select distinct(?a) where { ?a dbo:species [] . ?a dbo:species ?x1 . ?x1 dbo:influencedBy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by of species of &lt;A&gt; ?</text:p>
          </table:table-cell>
          <table:table-cell office:value-type="string" calcext:value-type="string">
            <text:p>select count(*) as ?x where { &lt;A&gt; dbo:species ?x1 . ?x1 dbo:influencedBy ?x } </text:p>
          </table:table-cell>
          <table:table-cell office:value-type="string" calcext:value-type="string">
            <text:p>select distinct(?a) where { ?a dbo:species [] . ?a dbo:species ?x1 . ?x1 dbo:influencedBy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key person of species of &lt;A&gt; ?</text:p>
          </table:table-cell>
          <table:table-cell office:value-type="string" calcext:value-type="string">
            <text:p>select ?x where { &lt;A&gt; dbo:species ?x1 . ?x1 dbo:keyPerson ?x } </text:p>
          </table:table-cell>
          <table:table-cell office:value-type="string" calcext:value-type="string">
            <text:p>select distinct(?a) where { ?a dbo:species [] . ?a dbo:species ?x1 . ?x1 dbo:keyPerson ?x } </text:p>
          </table:table-cell>
          <table:table-cell office:value-type="float" office:value="0.00002539109024375" calcext:value-type="float">
            <text:p>2.5391090243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ey person of species of &lt;A&gt; ?</text:p>
          </table:table-cell>
          <table:table-cell office:value-type="string" calcext:value-type="string">
            <text:p>select count(*) as ?x where { &lt;A&gt; dbo:species ?x1 . ?x1 dbo:keyPerson ?x } </text:p>
          </table:table-cell>
          <table:table-cell office:value-type="string" calcext:value-type="string">
            <text:p>select distinct(?a) where { ?a dbo:species [] . ?a dbo:species ?x1 . ?x1 dbo:keyPerson ?x } </text:p>
          </table:table-cell>
          <table:table-cell office:value-type="float" office:value="0.00002539109024375" calcext:value-type="float">
            <text:p>2.5391090243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species of &lt;A&gt; ?</text:p>
          </table:table-cell>
          <table:table-cell office:value-type="string" calcext:value-type="string">
            <text:p>select ?x where { &lt;A&gt; dbo:species ?x1 . ?x1 dbo:kingdom ?x } </text:p>
          </table:table-cell>
          <table:table-cell office:value-type="string" calcext:value-type="string">
            <text:p>select distinct(?a) where { ?a dbo:species [] . ?a dbo:species ?x1 . ?x1 dbo:kingdom ?x } </text:p>
          </table:table-cell>
          <table:table-cell office:value-type="float" office:value="0.0000101864496556646" calcext:value-type="float">
            <text:p>1.0186449655664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species of &lt;A&gt; ?</text:p>
          </table:table-cell>
          <table:table-cell office:value-type="string" calcext:value-type="string">
            <text:p>select count(*) as ?x where { &lt;A&gt; dbo:species ?x1 . ?x1 dbo:kingdom ?x } </text:p>
          </table:table-cell>
          <table:table-cell office:value-type="string" calcext:value-type="string">
            <text:p>select distinct(?a) where { ?a dbo:species [] . ?a dbo:species ?x1 . ?x1 dbo:kingdom ?x } </text:p>
          </table:table-cell>
          <table:table-cell office:value-type="float" office:value="0.0000101864496556646" calcext:value-type="float">
            <text:p>1.0186449655664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nown for of species of &lt;A&gt; ?</text:p>
          </table:table-cell>
          <table:table-cell office:value-type="string" calcext:value-type="string">
            <text:p>select ?x where { &lt;A&gt; dbo:species ?x1 . ?x1 dbo:knownFor ?x } </text:p>
          </table:table-cell>
          <table:table-cell office:value-type="string" calcext:value-type="string">
            <text:p>select distinct(?a) where { ?a dbo:species [] . ?a dbo:species ?x1 . ?x1 dbo:knownFor ?x } </text:p>
          </table:table-cell>
          <table:table-cell office:value-type="float" office:value="0.000000373257769375" calcext:value-type="float">
            <text:p>3.7325776937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nown for of species of &lt;A&gt; ?</text:p>
          </table:table-cell>
          <table:table-cell office:value-type="string" calcext:value-type="string">
            <text:p>select count(*) as ?x where { &lt;A&gt; dbo:species ?x1 . ?x1 dbo:knownFor ?x } </text:p>
          </table:table-cell>
          <table:table-cell office:value-type="string" calcext:value-type="string">
            <text:p>select distinct(?a) where { ?a dbo:species [] . ?a dbo:species ?x1 . ?x1 dbo:knownFor ?x } </text:p>
          </table:table-cell>
          <table:table-cell office:value-type="float" office:value="0.000000373257769375" calcext:value-type="float">
            <text:p>3.7325776937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anguage of species of &lt;A&gt; ?</text:p>
          </table:table-cell>
          <table:table-cell office:value-type="string" calcext:value-type="string">
            <text:p>select ?x where { &lt;A&gt; dbo:species ?x1 . ?x1 dbo:language ?x } </text:p>
          </table:table-cell>
          <table:table-cell office:value-type="string" calcext:value-type="string">
            <text:p>select distinct(?a) where { ?a dbo:species [] . ?a dbo:species ?x1 . ?x1 dbo:language ?x } </text:p>
          </table:table-cell>
          <table:table-cell office:value-type="float" office:value="0.00006333213915" calcext:value-type="float">
            <text:p>6.33321391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ength of species of &lt;A&gt; ?</text:p>
          </table:table-cell>
          <table:table-cell office:value-type="string" calcext:value-type="string">
            <text:p>select ?x where { &lt;A&gt; dbo:species ?x1 . ?x1 dbo:length ?x } </text:p>
          </table:table-cell>
          <table:table-cell office:value-type="string" calcext:value-type="string">
            <text:p>select distinct(?a) where { ?a dbo:species [] . ?a dbo:species ?x1 . ?x1 dbo:length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anufacturer of species of &lt;A&gt; ?</text:p>
          </table:table-cell>
          <table:table-cell office:value-type="string" calcext:value-type="string">
            <text:p>select ?x where { &lt;A&gt; dbo:species ?x1 . ?x1 dbo:manufacturer ?x } </text:p>
          </table:table-cell>
          <table:table-cell office:value-type="string" calcext:value-type="string">
            <text:p>select distinct(?a) where { ?a dbo:species [] . ?a dbo:species ?x1 . ?x1 dbo:manufacturer ?x } </text:p>
          </table:table-cell>
          <table:table-cell office:value-type="float" office:value="0.0000183467608816667" calcext:value-type="float">
            <text:p>1.8346760881666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onth of species of &lt;A&gt; ?</text:p>
          </table:table-cell>
          <table:table-cell office:value-type="string" calcext:value-type="string">
            <text:p>select ?x where { &lt;A&gt; dbo:species ?x1 . ?x1 dbo:month ?x } </text:p>
          </table:table-cell>
          <table:table-cell office:value-type="string" calcext:value-type="string">
            <text:p>select distinct(?a) where { ?a dbo:species [] . ?a dbo:species ?x1 . ?x1 dbo:month ?x } </text:p>
          </table:table-cell>
          <table:table-cell office:value-type="float" office:value="0.00000030110056005" calcext:value-type="float">
            <text:p>3.011005600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month of species of &lt;A&gt; ?</text:p>
          </table:table-cell>
          <table:table-cell office:value-type="string" calcext:value-type="string">
            <text:p>select count(*) as ?x where { &lt;A&gt; dbo:species ?x1 . ?x1 dbo:month ?x } </text:p>
          </table:table-cell>
          <table:table-cell office:value-type="string" calcext:value-type="string">
            <text:p>select distinct(?a) where { ?a dbo:species [] . ?a dbo:species ?x1 . ?x1 dbo:month ?x } </text:p>
          </table:table-cell>
          <table:table-cell office:value-type="float" office:value="0.00000030110056005" calcext:value-type="float">
            <text:p>3.0110056005E-07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otes of species of &lt;A&gt; ?</text:p>
          </table:table-cell>
          <table:table-cell office:value-type="string" calcext:value-type="string">
            <text:p>select ?x where { &lt;A&gt; dbo:species ?x1 . ?x1 dbo:notes ?x } </text:p>
          </table:table-cell>
          <table:table-cell office:value-type="string" calcext:value-type="string">
            <text:p>select distinct(?a) where { ?a dbo:species [] . ?a dbo:species ?x1 . ?x1 dbo:notes ?x } </text:p>
          </table:table-cell>
          <table:table-cell office:value-type="float" office:value="0.000014449151785" calcext:value-type="float">
            <text:p>1.444915178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notes of species of &lt;A&gt; ?</text:p>
          </table:table-cell>
          <table:table-cell office:value-type="string" calcext:value-type="string">
            <text:p>select count(*) as ?x where { &lt;A&gt; dbo:species ?x1 . ?x1 dbo:notes ?x } </text:p>
          </table:table-cell>
          <table:table-cell office:value-type="string" calcext:value-type="string">
            <text:p>select distinct(?a) where { ?a dbo:species [] . ?a dbo:species ?x1 . ?x1 dbo:notes ?x } </text:p>
          </table:table-cell>
          <table:table-cell office:value-type="float" office:value="0.000014449151785" calcext:value-type="float">
            <text:p>1.444915178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species of &lt;A&gt; ?</text:p>
          </table:table-cell>
          <table:table-cell office:value-type="string" calcext:value-type="string">
            <text:p>select ?x where { &lt;A&gt; dbo:species ?x1 . ?x1 dbo:order ?x } </text:p>
          </table:table-cell>
          <table:table-cell office:value-type="string" calcext:value-type="string">
            <text:p>select distinct(?a) where { ?a dbo:species [] . ?a dbo:species ?x1 . ?x1 dbo:order ?x } </text:p>
          </table:table-cell>
          <table:table-cell office:value-type="float" office:value="0.0000101787772133997" calcext:value-type="float">
            <text:p>1.0178777213399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species of &lt;A&gt; ?</text:p>
          </table:table-cell>
          <table:table-cell office:value-type="string" calcext:value-type="string">
            <text:p>select count(*) as ?x where { &lt;A&gt; dbo:species ?x1 . ?x1 dbo:order ?x } </text:p>
          </table:table-cell>
          <table:table-cell office:value-type="string" calcext:value-type="string">
            <text:p>select distinct(?a) where { ?a dbo:species [] . ?a dbo:species ?x1 . ?x1 dbo:order ?x } </text:p>
          </table:table-cell>
          <table:table-cell office:value-type="float" office:value="0.0000101787772133997" calcext:value-type="float">
            <text:p>1.0178777213399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wner of species of &lt;A&gt; ?</text:p>
          </table:table-cell>
          <table:table-cell office:value-type="string" calcext:value-type="string">
            <text:p>select ?x where { &lt;A&gt; dbo:species ?x1 . ?x1 dbo:owner ?x } </text:p>
          </table:table-cell>
          <table:table-cell office:value-type="string" calcext:value-type="string">
            <text:p>select distinct(?a) where { ?a dbo:species [] . ?a dbo:species ?x1 . ?x1 dbo:owner ?x } </text:p>
          </table:table-cell>
          <table:table-cell office:value-type="float" office:value="0.00002539109024375" calcext:value-type="float">
            <text:p>2.5391090243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wning company of species of &lt;A&gt; ?</text:p>
          </table:table-cell>
          <table:table-cell office:value-type="string" calcext:value-type="string">
            <text:p>select ?x where { &lt;A&gt; dbo:species ?x1 . ?x1 dbo:owningCompany ?x } </text:p>
          </table:table-cell>
          <table:table-cell office:value-type="string" calcext:value-type="string">
            <text:p>select distinct(?a) where { ?a dbo:species [] . ?a dbo:species ?x1 . ?x1 dbo:owningCompany ?x } </text:p>
          </table:table-cell>
          <table:table-cell office:value-type="float" office:value="0.00002539109024375" calcext:value-type="float">
            <text:p>2.53910902437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species of &lt;A&gt; ?</text:p>
          </table:table-cell>
          <table:table-cell office:value-type="string" calcext:value-type="string">
            <text:p>select ?x where { &lt;A&gt; dbo:species ?x1 . ?x1 dbo:phylum ?x } </text:p>
          </table:table-cell>
          <table:table-cell office:value-type="string" calcext:value-type="string">
            <text:p>select distinct(?a) where { ?a dbo:species [] . ?a dbo:species ?x1 . ?x1 dbo:phylum ?x } </text:p>
          </table:table-cell>
          <table:table-cell office:value-type="float" office:value="0.0000166068271094426" calcext:value-type="float">
            <text:p>1.6606827109442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species of &lt;A&gt; ?</text:p>
          </table:table-cell>
          <table:table-cell office:value-type="string" calcext:value-type="string">
            <text:p>select count(*) as ?x where { &lt;A&gt; dbo:species ?x1 . ?x1 dbo:phylum ?x } </text:p>
          </table:table-cell>
          <table:table-cell office:value-type="string" calcext:value-type="string">
            <text:p>select distinct(?a) where { ?a dbo:species [] . ?a dbo:species ?x1 . ?x1 dbo:phylum ?x } </text:p>
          </table:table-cell>
          <table:table-cell office:value-type="float" office:value="0.0000166068271094426" calcext:value-type="float">
            <text:p>1.6606827109442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edecessor of species of &lt;A&gt; ?</text:p>
          </table:table-cell>
          <table:table-cell office:value-type="string" calcext:value-type="string">
            <text:p>select ?x where { &lt;A&gt; dbo:species ?x1 . ?x1 dbo:predecessor ?x } </text:p>
          </table:table-cell>
          <table:table-cell office:value-type="string" calcext:value-type="string">
            <text:p>select distinct(?a) where { ?a dbo:species [] . ?a dbo:species ?x1 . ?x1 dbo:predecesso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redecessor of species of &lt;A&gt; ?</text:p>
          </table:table-cell>
          <table:table-cell office:value-type="string" calcext:value-type="string">
            <text:p>select count(*) as ?x where { &lt;A&gt; dbo:species ?x1 . ?x1 dbo:predecessor ?x } </text:p>
          </table:table-cell>
          <table:table-cell office:value-type="string" calcext:value-type="string">
            <text:p>select distinct(?a) where { ?a dbo:species [] . ?a dbo:species ?x1 . ?x1 dbo:predecesso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oduction end year of species of &lt;A&gt; ?</text:p>
          </table:table-cell>
          <table:table-cell office:value-type="string" calcext:value-type="string">
            <text:p>select ?x where { &lt;A&gt; dbo:species ?x1 . ?x1 dbo:productionEndYear ?x } </text:p>
          </table:table-cell>
          <table:table-cell office:value-type="string" calcext:value-type="string">
            <text:p>select distinct(?a) where { ?a dbo:species [] . ?a dbo:species ?x1 . ?x1 dbo:productionEndYear ?x } </text:p>
          </table:table-cell>
          <table:table-cell office:value-type="float" office:value="0.0000183467608816667" calcext:value-type="float">
            <text:p>1.8346760881666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oduction start year of species of &lt;A&gt; ?</text:p>
          </table:table-cell>
          <table:table-cell office:value-type="string" calcext:value-type="string">
            <text:p>select ?x where { &lt;A&gt; dbo:species ?x1 . ?x1 dbo:productionStartYear ?x } </text:p>
          </table:table-cell>
          <table:table-cell office:value-type="string" calcext:value-type="string">
            <text:p>select distinct(?a) where { ?a dbo:species [] . ?a dbo:species ?x1 . ?x1 dbo:productionStartYear ?x } </text:p>
          </table:table-cell>
          <table:table-cell office:value-type="float" office:value="0.0000183467608816667" calcext:value-type="float">
            <text:p>1.8346760881666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eries of species of &lt;A&gt; ?</text:p>
          </table:table-cell>
          <table:table-cell office:value-type="string" calcext:value-type="string">
            <text:p>select ?x where { &lt;A&gt; dbo:species ?x1 . ?x1 dbo:series ?x } </text:p>
          </table:table-cell>
          <table:table-cell office:value-type="string" calcext:value-type="string">
            <text:p>select distinct(?a) where { ?a dbo:species [] . ?a dbo:species ?x1 . ?x1 dbo:series ?x } </text:p>
          </table:table-cell>
          <table:table-cell office:value-type="float" office:value="0.00001466935136125" calcext:value-type="float">
            <text:p>1.4669351361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eries of species of &lt;A&gt; ?</text:p>
          </table:table-cell>
          <table:table-cell office:value-type="string" calcext:value-type="string">
            <text:p>select count(*) as ?x where { &lt;A&gt; dbo:species ?x1 . ?x1 dbo:series ?x } </text:p>
          </table:table-cell>
          <table:table-cell office:value-type="string" calcext:value-type="string">
            <text:p>select distinct(?a) where { ?a dbo:species [] . ?a dbo:species ?x1 . ?x1 dbo:series ?x } </text:p>
          </table:table-cell>
          <table:table-cell office:value-type="float" office:value="0.00001466935136125" calcext:value-type="float">
            <text:p>1.4669351361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ound recording of species of &lt;A&gt; ?</text:p>
          </table:table-cell>
          <table:table-cell office:value-type="string" calcext:value-type="string">
            <text:p>select ?x where { &lt;A&gt; dbo:species ?x1 . ?x1 dbo:soundRecording ?x } </text:p>
          </table:table-cell>
          <table:table-cell office:value-type="string" calcext:value-type="string">
            <text:p>select distinct(?a) where { ?a dbo:species [] . ?a dbo:species ?x1 . ?x1 dbo:soundRecording ?x } </text:p>
          </table:table-cell>
          <table:table-cell office:value-type="float" office:value="0.0000282646717951273" calcext:value-type="float">
            <text:p>2.82646717951273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ecies of species of &lt;A&gt; ?</text:p>
          </table:table-cell>
          <table:table-cell office:value-type="string" calcext:value-type="string">
            <text:p>select ?x where { &lt;A&gt; dbo:species ?x1 . ?x1 dbo:species ?x } </text:p>
          </table:table-cell>
          <table:table-cell office:value-type="string" calcext:value-type="string">
            <text:p>select distinct(?a) where { ?a dbo:species [] . ?a dbo:species ?x1 . ?x1 dbo:species ?x } </text:p>
          </table:table-cell>
          <table:table-cell office:value-type="float" office:value="0.000042364169950759" calcext:value-type="float">
            <text:p>4.2364169950759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ort governing body of species of &lt;A&gt; ?</text:p>
          </table:table-cell>
          <table:table-cell office:value-type="string" calcext:value-type="string">
            <text:p>select ?x where { &lt;A&gt; dbo:species ?x1 . ?x1 dbo:sportGoverningBody ?x } </text:p>
          </table:table-cell>
          <table:table-cell office:value-type="string" calcext:value-type="string">
            <text:p>select distinct(?a) where { ?a dbo:species [] . ?a dbo:species ?x1 . ?x1 dbo:sportGoverningBody ?x } </text:p>
          </table:table-cell>
          <table:table-cell office:value-type="float" office:value="0.000068051675325" calcext:value-type="float">
            <text:p>6.80516753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port governing body of species of &lt;A&gt; ?</text:p>
          </table:table-cell>
          <table:table-cell office:value-type="string" calcext:value-type="string">
            <text:p>select count(*) as ?x where { &lt;A&gt; dbo:species ?x1 . ?x1 dbo:sportGoverningBody ?x } </text:p>
          </table:table-cell>
          <table:table-cell office:value-type="string" calcext:value-type="string">
            <text:p>select distinct(?a) where { ?a dbo:species [] . ?a dbo:species ?x1 . ?x1 dbo:sportGoverningBody ?x } </text:p>
          </table:table-cell>
          <table:table-cell office:value-type="float" office:value="0.000068051675325" calcext:value-type="float">
            <text:p>6.805167532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tatus of species of &lt;A&gt; ?</text:p>
          </table:table-cell>
          <table:table-cell office:value-type="string" calcext:value-type="string">
            <text:p>select ?x where { &lt;A&gt; dbo:species ?x1 . ?x1 dbo:status ?x } </text:p>
          </table:table-cell>
          <table:table-cell office:value-type="string" calcext:value-type="string">
            <text:p>select distinct(?a) where { ?a dbo:species [] . ?a dbo:species ?x1 . ?x1 dbo:status ?x } </text:p>
          </table:table-cell>
          <table:table-cell office:value-type="float" office:value="0.00000454334696375" calcext:value-type="float">
            <text:p>4.543346963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tatus of species of &lt;A&gt; ?</text:p>
          </table:table-cell>
          <table:table-cell office:value-type="string" calcext:value-type="string">
            <text:p>select count(*) as ?x where { &lt;A&gt; dbo:species ?x1 . ?x1 dbo:status ?x } </text:p>
          </table:table-cell>
          <table:table-cell office:value-type="string" calcext:value-type="string">
            <text:p>select distinct(?a) where { ?a dbo:species [] . ?a dbo:species ?x1 . ?x1 dbo:status ?x } </text:p>
          </table:table-cell>
          <table:table-cell office:value-type="float" office:value="0.00000454334696375" calcext:value-type="float">
            <text:p>4.5433469637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uccessor of species of &lt;A&gt; ?</text:p>
          </table:table-cell>
          <table:table-cell office:value-type="string" calcext:value-type="string">
            <text:p>select ?x where { &lt;A&gt; dbo:species ?x1 . ?x1 dbo:successor ?x } </text:p>
          </table:table-cell>
          <table:table-cell office:value-type="string" calcext:value-type="string">
            <text:p>select distinct(?a) where { ?a dbo:species [] . ?a dbo:species ?x1 . ?x1 dbo:successo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uccessor of species of &lt;A&gt; ?</text:p>
          </table:table-cell>
          <table:table-cell office:value-type="string" calcext:value-type="string">
            <text:p>select count(*) as ?x where { &lt;A&gt; dbo:species ?x1 . ?x1 dbo:successor ?x } </text:p>
          </table:table-cell>
          <table:table-cell office:value-type="string" calcext:value-type="string">
            <text:p>select distinct(?a) where { ?a dbo:species [] . ?a dbo:species ?x1 . ?x1 dbo:successor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ynonym of species of &lt;A&gt; ?</text:p>
          </table:table-cell>
          <table:table-cell office:value-type="string" calcext:value-type="string">
            <text:p>select ?x where { &lt;A&gt; dbo:species ?x1 . ?x1 dbo:synonym ?x } </text:p>
          </table:table-cell>
          <table:table-cell office:value-type="string" calcext:value-type="string">
            <text:p>select distinct(?a) where { ?a dbo:species [] . ?a dbo:species ?x1 . ?x1 dbo:synonym ?x } </text:p>
          </table:table-cell>
          <table:table-cell office:value-type="float" office:value="0.00000765133240549354" calcext:value-type="float">
            <text:p>7.65133240549354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ynonym of species of &lt;A&gt; ?</text:p>
          </table:table-cell>
          <table:table-cell office:value-type="string" calcext:value-type="string">
            <text:p>select count(*) as ?x where { &lt;A&gt; dbo:species ?x1 . ?x1 dbo:synonym ?x } </text:p>
          </table:table-cell>
          <table:table-cell office:value-type="string" calcext:value-type="string">
            <text:p>select distinct(?a) where { ?a dbo:species [] . ?a dbo:species ?x1 . ?x1 dbo:synonym ?x } </text:p>
          </table:table-cell>
          <table:table-cell office:value-type="float" office:value="0.00000765133240549354" calcext:value-type="float">
            <text:p>7.65133240549354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humbnail of species of &lt;A&gt; ?</text:p>
          </table:table-cell>
          <table:table-cell office:value-type="string" calcext:value-type="string">
            <text:p>select ?x where { &lt;A&gt; dbo:species ?x1 . ?x1 dbo:thumbnail ?x } </text:p>
          </table:table-cell>
          <table:table-cell office:value-type="string" calcext:value-type="string">
            <text:p>select distinct(?a) where { ?a dbo:species [] . ?a dbo:species ?x1 . ?x1 dbo:thumbnail ?x } </text:p>
          </table:table-cell>
          <table:table-cell office:value-type="float" office:value="0.0000258013134478701" calcext:value-type="float">
            <text:p>2.58013134478701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ype of species of &lt;A&gt; ?</text:p>
          </table:table-cell>
          <table:table-cell office:value-type="string" calcext:value-type="string">
            <text:p>select ?x where { &lt;A&gt; dbo:species ?x1 . ?x1 dbo:type ?x } </text:p>
          </table:table-cell>
          <table:table-cell office:value-type="string" calcext:value-type="string">
            <text:p>select distinct(?a) where { ?a dbo:species [] . ?a dbo:species ?x1 . ?x1 dbo:type ?x } </text:p>
          </table:table-cell>
          <table:table-cell office:value-type="float" office:value="0.0000248075286555" calcext:value-type="float">
            <text:p>2.4807528655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type of species of &lt;A&gt; ?</text:p>
          </table:table-cell>
          <table:table-cell office:value-type="string" calcext:value-type="string">
            <text:p>select count(*) as ?x where { &lt;A&gt; dbo:species ?x1 . ?x1 dbo:type ?x } </text:p>
          </table:table-cell>
          <table:table-cell office:value-type="string" calcext:value-type="string">
            <text:p>select distinct(?a) where { ?a dbo:species [] . ?a dbo:species ?x1 . ?x1 dbo:type ?x } </text:p>
          </table:table-cell>
          <table:table-cell office:value-type="float" office:value="0.0000248075286555" calcext:value-type="float">
            <text:p>2.4807528655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voice of species of &lt;A&gt; ?</text:p>
          </table:table-cell>
          <table:table-cell office:value-type="string" calcext:value-type="string">
            <text:p>select ?x where { &lt;A&gt; dbo:species ?x1 . ?x1 dbo:voice ?x } </text:p>
          </table:table-cell>
          <table:table-cell office:value-type="string" calcext:value-type="string">
            <text:p>select distinct(?a) where { ?a dbo:species [] . ?a dbo:species ?x1 . ?x1 dbo:voice ?x } </text:p>
          </table:table-cell>
          <table:table-cell office:value-type="float" office:value="0.000005588368435" calcext:value-type="float">
            <text:p>5.58836843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voice of species of &lt;A&gt; ?</text:p>
          </table:table-cell>
          <table:table-cell office:value-type="string" calcext:value-type="string">
            <text:p>select count(*) as ?x where { &lt;A&gt; dbo:species ?x1 . ?x1 dbo:voice ?x } </text:p>
          </table:table-cell>
          <table:table-cell office:value-type="string" calcext:value-type="string">
            <text:p>select distinct(?a) where { ?a dbo:species [] . ?a dbo:species ?x1 . ?x1 dbo:voice ?x } </text:p>
          </table:table-cell>
          <table:table-cell office:value-type="float" office:value="0.000005588368435" calcext:value-type="float">
            <text:p>5.588368435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eight of species of &lt;A&gt; ?</text:p>
          </table:table-cell>
          <table:table-cell office:value-type="string" calcext:value-type="string">
            <text:p>select ?x where { &lt;A&gt; dbo:species ?x1 . ?x1 dbo:weight ?x } </text:p>
          </table:table-cell>
          <table:table-cell office:value-type="string" calcext:value-type="string">
            <text:p>select distinct(?a) where { ?a dbo:species [] . ?a dbo:species ?x1 . ?x1 dbo:weight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dth of species of &lt;A&gt; ?</text:p>
          </table:table-cell>
          <table:table-cell office:value-type="string" calcext:value-type="string">
            <text:p>select ?x where { &lt;A&gt; dbo:species ?x1 . ?x1 dbo:width ?x } </text:p>
          </table:table-cell>
          <table:table-cell office:value-type="string" calcext:value-type="string">
            <text:p>select distinct(?a) where { ?a dbo:species [] . ?a dbo:species ?x1 . ?x1 dbo:width ?x } </text:p>
          </table:table-cell>
          <table:table-cell office:value-type="float" office:value="0.00000961839396" calcext:value-type="float">
            <text:p>9.61839396E-06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ink from a Wikipage to an external page of species of &lt;A&gt; ?</text:p>
          </table:table-cell>
          <table:table-cell office:value-type="string" calcext:value-type="string">
            <text:p>select ?x where { &lt;A&gt; dbo:species ?x1 . ?x1 dbo:wikiPageExternalLink ?x } </text:p>
          </table:table-cell>
          <table:table-cell office:value-type="string" calcext:value-type="string">
            <text:p>select distinct(?a) where { ?a dbo:species [] . ?a dbo:species ?x1 . ?x1 dbo:wikiPageExternalLink ?x } </text:p>
          </table:table-cell>
          <table:table-cell office:value-type="float" office:value="0.0000497690570396035" calcext:value-type="float">
            <text:p>4.9769057039603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ink from a Wikipage to an external page of species of &lt;A&gt; ?</text:p>
          </table:table-cell>
          <table:table-cell office:value-type="string" calcext:value-type="string">
            <text:p>select count(*) as ?x where { &lt;A&gt; dbo:species ?x1 . ?x1 dbo:wikiPageExternalLink ?x } </text:p>
          </table:table-cell>
          <table:table-cell office:value-type="string" calcext:value-type="string">
            <text:p>select distinct(?a) where { ?a dbo:species [] . ?a dbo:species ?x1 . ?x1 dbo:wikiPageExternalLink ?x } </text:p>
          </table:table-cell>
          <table:table-cell office:value-type="float" office:value="0.0000497690570396035" calcext:value-type="float">
            <text:p>4.97690570396035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page ID of species of &lt;A&gt; ?</text:p>
          </table:table-cell>
          <table:table-cell office:value-type="string" calcext:value-type="string">
            <text:p>select ?x where { &lt;A&gt; dbo:species ?x1 . ?x1 dbo:wikiPageID ?x } </text:p>
          </table:table-cell>
          <table:table-cell office:value-type="string" calcext:value-type="string">
            <text:p>select distinct(?a) where { ?a dbo:species [] . ?a dbo:species ?x1 . ?x1 dbo:wikiPageID ?x } </text:p>
          </table:table-cell>
          <table:table-cell office:value-type="float" office:value="0.0000313463648220987" calcext:value-type="float">
            <text:p>3.1346364822098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page ID of species of &lt;A&gt; ?</text:p>
          </table:table-cell>
          <table:table-cell office:value-type="string" calcext:value-type="string">
            <text:p>select distinct(?x)where { &lt;A&gt; dbo:species ?x1 . ?x1 dbo:wikiPageID ?x } order by ?x limit</text:p>
          </table:table-cell>
          <table:table-cell office:value-type="string" calcext:value-type="string">
            <text:p>select distinct(?a) where { ?a dbo:species [] . ?a dbo:species ?x1 . ?x1 dbo:wikiPageID ?x } </text:p>
          </table:table-cell>
          <table:table-cell office:value-type="float" office:value="0.0000313463648220987" calcext:value-type="float">
            <text:p>3.13463648220987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direct of species of &lt;A&gt; ?</text:p>
          </table:table-cell>
          <table:table-cell office:value-type="string" calcext:value-type="string">
            <text:p>select ?x where { &lt;A&gt; dbo:species ?x1 . ?x1 dbo:wikiPageRedirects ?x } </text:p>
          </table:table-cell>
          <table:table-cell office:value-type="string" calcext:value-type="string">
            <text:p>select distinct(?a) where { ?a dbo:species [] . ?a dbo:species ?x1 . ?x1 dbo:wikiPageRedirects ?x } </text:p>
          </table:table-cell>
          <table:table-cell office:value-type="float" office:value="0.0000475626205505846" calcext:value-type="float">
            <text:p>4.7562620550584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Wikipage redirect of species of &lt;A&gt; ?</text:p>
          </table:table-cell>
          <table:table-cell office:value-type="string" calcext:value-type="string">
            <text:p>select count(*) as ?x where { &lt;A&gt; dbo:species ?x1 . ?x1 dbo:wikiPageRedirects ?x } </text:p>
          </table:table-cell>
          <table:table-cell office:value-type="string" calcext:value-type="string">
            <text:p>select distinct(?a) where { ?a dbo:species [] . ?a dbo:species ?x1 . ?x1 dbo:wikiPageRedirects ?x } </text:p>
          </table:table-cell>
          <table:table-cell office:value-type="float" office:value="0.0000475626205505846" calcext:value-type="float">
            <text:p>4.75626205505846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vision ID of species of &lt;A&gt; ?</text:p>
          </table:table-cell>
          <table:table-cell office:value-type="string" calcext:value-type="string">
            <text:p>select ?x where { &lt;A&gt; dbo:species ?x1 . ?x1 dbo:wikiPageRevisionID ?x } </text:p>
          </table:table-cell>
          <table:table-cell office:value-type="string" calcext:value-type="string">
            <text:p>select distinct(?a) where { ?a dbo:species [] . ?a dbo:species ?x1 . ?x1 dbo:wikiPageRevisionID ?x } </text:p>
          </table:table-cell>
          <table:table-cell office:value-type="float" office:value="0.0000140426420478341" calcext:value-type="float">
            <text:p>1.40426420478341E-05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revision ID of species of &lt;A&gt; ?</text:p>
          </table:table-cell>
          <table:table-cell office:value-type="string" calcext:value-type="string">
            <text:p>select distinct(?x)where { &lt;A&gt; dbo:species ?x1 . ?x1 dbo:wikiPageRevisionID ?x } order by ?x limit</text:p>
          </table:table-cell>
          <table:table-cell office:value-type="string" calcext:value-type="string">
            <text:p>select distinct(?a) where { ?a dbo:species [] . ?a dbo:species ?x1 . ?x1 dbo:wikiPageRevisionID ?x } </text:p>
          </table:table-cell>
          <table:table-cell office:value-type="float" office:value="0.0000140426420478341" calcext:value-type="float">
            <text:p>1.40426420478341E-05</text:p>
          </table:table-cell>
        </table:table-row>
        <calcext:conditional-formats>
          <calcext:conditional-format calcext:target-range-address="sentence_and_template_generator.A1:sentence_and_template_generator.G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02:26:31.953759209</dc:date>
    <meta:editing-duration>PT6M42S</meta:editing-duration>
    <meta:editing-cycles>1</meta:editing-cycles>
    <meta:document-statistic meta:table-count="1" meta:cell-count="845" meta:object-count="0"/>
    <meta:generator>LibreOffice/6.0.7.3$Linux_X86_64 LibreOffice_project/00m0$Build-3</meta:generator>
  </office:meta>
</office:document-meta>
</file>